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ingle-loop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PID Controll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/>
          <table:table-cell table:style-name="ce2" office:value-type="string">
            <text:p>Kp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table:style-name="ce2" office:value-type="string">
            <text:p>Ki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table:style-name="ce2" office:value-type="string">
            <text:p>Kd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/>
          <table:table-cell table:style-name="ce2" office:value-type="string">
            <text:p>Step Time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3" office:value-type="string">
            <text:p>e</text:p>
          </table:table-cell>
          <table:table-cell table:style-name="ce3" office:value-type="string">
            <text:p>u</text:p>
          </table:table-cell>
        </table:table-row>
        <table:table-row table:style-name="ro2">
          <table:table-cell/>
          <table:table-cell office:value-type="float" office:value="-0.08">
            <text:p>-0.08</text:p>
          </table:table-cell>
          <table:table-cell table:formula="of:=[.$C$3]*[.B9]+[.$C$4]*SUM([.$B$9:.B9])*[.$C$6]" office:value-type="float" office:value="-1.2">
            <text:p>-1.2</text:p>
          </table:table-cell>
        </table:table-row>
        <table:table-row table:style-name="ro2">
          <table:table-cell/>
          <table:table-cell office:value-type="float" office:value="-0.06">
            <text:p>-0.06</text:p>
          </table:table-cell>
          <table:table-cell table:formula="of:=[.$C$3]*[.B10]+[.$C$4]*SUM([.$B$9:.B10])*[.$C$6]+[.$C$5]*([.B10]-[.B9])/[.$C$6]" office:value-type="float" office:value="-1.695">
            <text:p>-1.7</text:p>
          </table:table-cell>
        </table:table-row>
        <table:table-row table:style-name="ro2">
          <table:table-cell/>
          <table:table-cell office:value-type="float" office:value="-0.05">
            <text:p>-0.05</text:p>
          </table:table-cell>
          <table:table-cell table:formula="of:=[.$C$3]*[.B11]+[.$C$4]*SUM([.$B$9:.B11])*[.$C$6]+[.$C$5]*([.B11]-[.B10])/[.$C$6]" office:value-type="float" office:value="-2.1475">
            <text:p>-2.15</text:p>
          </table:table-cell>
        </table:table-row>
        <table:table-row table:style-name="ro2">
          <table:table-cell/>
          <table:table-cell office:value-type="float" office:value="0.04">
            <text:p>0.04</text:p>
          </table:table-cell>
          <table:table-cell table:formula="of:=[.$C$3]*[.B12]+[.$C$4]*SUM([.$B$9:.B12])*[.$C$6]+[.$C$5]*([.B12]-[.B11])/[.$C$6]" office:value-type="float" office:value="-1.2775">
            <text:p>-1.28</text:p>
          </table:table-cell>
        </table:table-row>
        <table:table-row table:style-name="ro2">
          <table:table-cell/>
          <table:table-cell office:value-type="float" office:value="-0.38">
            <text:p>-0.38</text:p>
          </table:table-cell>
          <table:table-cell table:formula="of:=[.$C$3]*[.B13]+[.$C$4]*SUM([.$B$9:.B13])*[.$C$6]+[.$C$5]*([.B13]-[.B12])/[.$C$6]" office:value-type="float" office:value="-7.305">
            <text:p>-7.31</text:p>
          </table:table-cell>
        </table:table-row>
        <table:table-row table:style-name="ro2">
          <table:table-cell/>
          <table:table-cell office:value-type="float" office:value="0.48">
            <text:p>0.48</text:p>
          </table:table-cell>
          <table:table-cell table:formula="of:=[.$C$3]*[.B14]+[.$C$4]*SUM([.$B$9:.B14])*[.$C$6]+[.$C$5]*([.B14]-[.B13])/[.$C$6]" office:value-type="float" office:value="2.115">
            <text:p>2.12</text:p>
          </table:table-cell>
        </table:table-row>
        <table:table-row table:style-name="ro2">
          <table:table-cell/>
          <table:table-cell office:value-type="float" office:value="0.34">
            <text:p>0.34</text:p>
          </table:table-cell>
          <table:table-cell table:formula="of:=[.$C$3]*[.B15]+[.$C$4]*SUM([.$B$9:.B15])*[.$C$6]+[.$C$5]*([.B15]-[.B14])/[.$C$6]" office:value-type="float" office:value="4.565">
            <text:p>4.57</text:p>
          </table:table-cell>
        </table:table-row>
        <table:table-row table:style-name="ro2">
          <table:table-cell/>
          <table:table-cell office:value-type="float" office:value="0.76">
            <text:p>0.76</text:p>
          </table:table-cell>
          <table:table-cell table:formula="of:=[.$C$3]*[.B16]+[.$C$4]*SUM([.$B$9:.B16])*[.$C$6]+[.$C$5]*([.B16]-[.B15])/[.$C$6]" office:value-type="float" office:value="14.405">
            <text:p>14.41</text:p>
          </table:table-cell>
        </table:table-row>
        <table:table-row table:style-name="ro2">
          <table:table-cell/>
          <table:table-cell office:value-type="float" office:value="-0.07">
            <text:p>-0.07</text:p>
          </table:table-cell>
          <table:table-cell table:formula="of:=[.$C$3]*[.B17]+[.$C$4]*SUM([.$B$9:.B17])*[.$C$6]+[.$C$5]*([.B17]-[.B16])/[.$C$6]" office:value-type="float" office:value="9.2425">
            <text:p>9.24</text:p>
          </table:table-cell>
        </table:table-row>
        <table:table-row table:style-name="ro2">
          <table:table-cell/>
          <table:table-cell office:value-type="float" office:value="0.18">
            <text:p>0.18</text:p>
          </table:table-cell>
          <table:table-cell table:formula="of:=[.$C$3]*[.B18]+[.$C$4]*SUM([.$B$9:.B18])*[.$C$6]+[.$C$5]*([.B18]-[.B17])/[.$C$6]" office:value-type="float" office:value="12.5625">
            <text:p>12.56</text:p>
          </table:table-cell>
        </table:table-row>
        <table:table-row table:style-name="ro2">
          <table:table-cell/>
          <table:table-cell office:value-type="float" office:value="-0.07">
            <text:p>-0.07</text:p>
          </table:table-cell>
          <table:table-cell table:formula="of:=[.$C$3]*[.B19]+[.$C$4]*SUM([.$B$9:.B19])*[.$C$6]+[.$C$5]*([.B19]-[.B18])/[.$C$6]" office:value-type="float" office:value="10.4875">
            <text:p>10.49</text:p>
          </table:table-cell>
        </table:table-row>
        <table:table-row table:style-name="ro2">
          <table:table-cell/>
          <table:table-cell office:value-type="float" office:value="-0.31">
            <text:p>-0.31</text:p>
          </table:table-cell>
          <table:table-cell table:formula="of:=[.$C$3]*[.B20]+[.$C$4]*SUM([.$B$9:.B20])*[.$C$6]+[.$C$5]*([.B20]-[.B19])/[.$C$6]" office:value-type="float" office:value="6.19">
            <text:p>6.19</text:p>
          </table:table-cell>
        </table:table-row>
        <table:table-row table:style-name="ro2">
          <table:table-cell/>
          <table:table-cell office:value-type="float" office:value="0.06">
            <text:p>0.06</text:p>
          </table:table-cell>
          <table:table-cell table:formula="of:=[.$C$3]*[.B21]+[.$C$4]*SUM([.$B$9:.B21])*[.$C$6]+[.$C$5]*([.B21]-[.B20])/[.$C$6]" office:value-type="float" office:value="8.7925">
            <text:p>8.79</text:p>
          </table:table-cell>
        </table:table-row>
        <table:table-row table:style-name="ro2">
          <table:table-cell/>
          <table:table-cell office:value-type="float" office:value="0.69">
            <text:p>0.69</text:p>
          </table:table-cell>
          <table:table-cell table:formula="of:=[.$C$3]*[.B22]+[.$C$4]*SUM([.$B$9:.B22])*[.$C$6]+[.$C$5]*([.B22]-[.B21])/[.$C$6]" office:value-type="float" office:value="18.9075">
            <text:p>18.91</text:p>
          </table:table-cell>
        </table:table-row>
        <table:table-row table:style-name="ro2">
          <table:table-cell/>
          <table:table-cell office:value-type="float" office:value="-0.32">
            <text:p>-0.32</text:p>
          </table:table-cell>
          <table:table-cell table:formula="of:=[.$C$3]*[.B23]+[.$C$4]*SUM([.$B$9:.B23])*[.$C$6]+[.$C$5]*([.B23]-[.B22])/[.$C$6]" office:value-type="float" office:value="10.2475">
            <text:p>10.25</text:p>
          </table:table-cell>
        </table:table-row>
        <table:table-row table:style-name="ro2">
          <table:table-cell/>
          <table:table-cell office:value-type="float" office:value="0.36">
            <text:p>0.36</text:p>
          </table:table-cell>
          <table:table-cell table:formula="of:=[.$C$3]*[.B24]+[.$C$4]*SUM([.$B$9:.B24])*[.$C$6]+[.$C$5]*([.B24]-[.B23])/[.$C$6]" office:value-type="float" office:value="17.67">
            <text:p>17.67</text:p>
          </table:table-cell>
        </table:table-row>
      </table:table>
      <table:table table:name="single-loop step-time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PID Controller with non-unit sampling tim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/>
          <table:table-cell table:style-name="ce2" office:value-type="string">
            <text:p>Kp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table:style-name="ce2" office:value-type="string">
            <text:p>Ki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table:style-name="ce2" office:value-type="string">
            <text:p>Kd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/>
          <table:table-cell table:style-name="ce2" office:value-type="string">
            <text:p>Step Tim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3" office:value-type="string">
            <text:p>e</text:p>
          </table:table-cell>
          <table:table-cell table:style-name="ce3" office:value-type="string">
            <text:p>u</text:p>
          </table:table-cell>
        </table:table-row>
        <table:table-row table:style-name="ro2">
          <table:table-cell/>
          <table:table-cell office:value-type="float" office:value="-0.08">
            <text:p>-0.08</text:p>
          </table:table-cell>
          <table:table-cell table:formula="of:=[.$C$3]*[.B9]+[.$C$4]*SUM([.$B$9:.B9])*[.$C$6]" office:value-type="float" office:value="-0.56">
            <text:p>-0.56</text:p>
          </table:table-cell>
        </table:table-row>
        <table:table-row table:style-name="ro2">
          <table:table-cell/>
          <table:table-cell office:value-type="float" office:value="-0.06">
            <text:p>-0.06</text:p>
          </table:table-cell>
          <table:table-cell table:formula="of:=[.$C$3]*[.B10]+[.$C$4]*SUM([.$B$9:.B10])*[.$C$6]+[.$C$5]*([.B10]-[.B9])/[.$C$6]" office:value-type="float" office:value="-0.555">
            <text:p>-0.56</text:p>
          </table:table-cell>
        </table:table-row>
        <table:table-row table:style-name="ro2">
          <table:table-cell/>
          <table:table-cell office:value-type="float" office:value="-0.05">
            <text:p>-0.05</text:p>
          </table:table-cell>
          <table:table-cell table:formula="of:=[.$C$3]*[.B11]+[.$C$4]*SUM([.$B$9:.B11])*[.$C$6]+[.$C$5]*([.B11]-[.B10])/[.$C$6]" office:value-type="float" office:value="-0.6175">
            <text:p>-0.62</text:p>
          </table:table-cell>
        </table:table-row>
        <table:table-row table:style-name="ro2">
          <table:table-cell/>
          <table:table-cell office:value-type="float" office:value="0.04">
            <text:p>0.04</text:p>
          </table:table-cell>
          <table:table-cell table:formula="of:=[.$C$3]*[.B12]+[.$C$4]*SUM([.$B$9:.B12])*[.$C$6]+[.$C$5]*([.B12]-[.B11])/[.$C$6]" office:value-type="float" office:value="0.0125">
            <text:p>0.01</text:p>
          </table:table-cell>
        </table:table-row>
        <table:table-row table:style-name="ro2">
          <table:table-cell/>
          <table:table-cell office:value-type="float" office:value="-0.38">
            <text:p>-0.38</text:p>
          </table:table-cell>
          <table:table-cell table:formula="of:=[.$C$3]*[.B13]+[.$C$4]*SUM([.$B$9:.B13])*[.$C$6]+[.$C$5]*([.B13]-[.B12])/[.$C$6]" office:value-type="float" office:value="-3.485">
            <text:p>-3.49</text:p>
          </table:table-cell>
        </table:table-row>
        <table:table-row table:style-name="ro2">
          <table:table-cell/>
          <table:table-cell office:value-type="float" office:value="0.48">
            <text:p>0.48</text:p>
          </table:table-cell>
          <table:table-cell table:formula="of:=[.$C$3]*[.B14]+[.$C$4]*SUM([.$B$9:.B14])*[.$C$6]+[.$C$5]*([.B14]-[.B13])/[.$C$6]" office:value-type="float" office:value="3.375">
            <text:p>3.38</text:p>
          </table:table-cell>
        </table:table-row>
        <table:table-row table:style-name="ro2">
          <table:table-cell/>
          <table:table-cell office:value-type="float" office:value="0.34">
            <text:p>0.34</text:p>
          </table:table-cell>
          <table:table-cell table:formula="of:=[.$C$3]*[.B15]+[.$C$4]*SUM([.$B$9:.B15])*[.$C$6]+[.$C$5]*([.B15]-[.B14])/[.$C$6]" office:value-type="float" office:value="2.105">
            <text:p>2.11</text:p>
          </table:table-cell>
        </table:table-row>
        <table:table-row table:style-name="ro2">
          <table:table-cell/>
          <table:table-cell office:value-type="float" office:value="0.76">
            <text:p>0.76</text:p>
          </table:table-cell>
          <table:table-cell table:formula="of:=[.$C$3]*[.B16]+[.$C$4]*SUM([.$B$9:.B16])*[.$C$6]+[.$C$5]*([.B16]-[.B15])/[.$C$6]" office:value-type="float" office:value="6.425">
            <text:p>6.43</text:p>
          </table:table-cell>
        </table:table-row>
        <table:table-row table:style-name="ro2">
          <table:table-cell/>
          <table:table-cell office:value-type="float" office:value="-0.07">
            <text:p>-0.07</text:p>
          </table:table-cell>
          <table:table-cell table:formula="of:=[.$C$3]*[.B17]+[.$C$4]*SUM([.$B$9:.B17])*[.$C$6]+[.$C$5]*([.B17]-[.B16])/[.$C$6]" office:value-type="float" office:value="0.5725">
            <text:p>0.57</text:p>
          </table:table-cell>
        </table:table-row>
        <table:table-row table:style-name="ro2">
          <table:table-cell/>
          <table:table-cell office:value-type="float" office:value="0.18">
            <text:p>0.18</text:p>
          </table:table-cell>
          <table:table-cell table:formula="of:=[.$C$3]*[.B18]+[.$C$4]*SUM([.$B$9:.B18])*[.$C$6]+[.$C$5]*([.B18]-[.B17])/[.$C$6]" office:value-type="float" office:value="3.5325">
            <text:p>3.53</text:p>
          </table:table-cell>
        </table:table-row>
        <table:table-row table:style-name="ro2">
          <table:table-cell/>
          <table:table-cell office:value-type="float" office:value="-0.07">
            <text:p>-0.07</text:p>
          </table:table-cell>
          <table:table-cell table:formula="of:=[.$C$3]*[.B19]+[.$C$4]*SUM([.$B$9:.B19])*[.$C$6]+[.$C$5]*([.B19]-[.B18])/[.$C$6]" office:value-type="float" office:value="1.5175">
            <text:p>1.52</text:p>
          </table:table-cell>
        </table:table-row>
        <table:table-row table:style-name="ro2">
          <table:table-cell/>
          <table:table-cell office:value-type="float" office:value="-0.31">
            <text:p>-0.31</text:p>
          </table:table-cell>
          <table:table-cell table:formula="of:=[.$C$3]*[.B20]+[.$C$4]*SUM([.$B$9:.B20])*[.$C$6]+[.$C$5]*([.B20]-[.B19])/[.$C$6]" office:value-type="float" office:value="-0.29">
            <text:p>-0.29</text:p>
          </table:table-cell>
        </table:table-row>
        <table:table-row table:style-name="ro2">
          <table:table-cell/>
          <table:table-cell office:value-type="float" office:value="0.06">
            <text:p>0.06</text:p>
          </table:table-cell>
          <table:table-cell table:formula="of:=[.$C$3]*[.B21]+[.$C$4]*SUM([.$B$9:.B21])*[.$C$6]+[.$C$5]*([.B21]-[.B20])/[.$C$6]" office:value-type="float" office:value="2.4425">
            <text:p>2.44</text:p>
          </table:table-cell>
        </table:table-row>
        <table:table-row table:style-name="ro2">
          <table:table-cell/>
          <table:table-cell office:value-type="float" office:value="0.69">
            <text:p>0.69</text:p>
          </table:table-cell>
          <table:table-cell table:formula="of:=[.$C$3]*[.B22]+[.$C$4]*SUM([.$B$9:.B22])*[.$C$6]+[.$C$5]*([.B22]-[.B21])/[.$C$6]" office:value-type="float" office:value="7.2975">
            <text:p>7.3</text:p>
          </table:table-cell>
        </table:table-row>
        <table:table-row table:style-name="ro2">
          <table:table-cell/>
          <table:table-cell office:value-type="float" office:value="-0.32">
            <text:p>-0.32</text:p>
          </table:table-cell>
          <table:table-cell table:formula="of:=[.$C$3]*[.B23]+[.$C$4]*SUM([.$B$9:.B23])*[.$C$6]+[.$C$5]*([.B23]-[.B22])/[.$C$6]" office:value-type="float" office:value="-0.4425">
            <text:p>-0.44</text:p>
          </table:table-cell>
        </table:table-row>
        <table:table-row table:style-name="ro2">
          <table:table-cell/>
          <table:table-cell office:value-type="float" office:value="0.36">
            <text:p>0.36</text:p>
          </table:table-cell>
          <table:table-cell table:formula="of:=[.$C$3]*[.B24]+[.$C$4]*SUM([.$B$9:.B24])*[.$C$6]+[.$C$5]*([.B24]-[.B23])/[.$C$6]" office:value-type="float" office:value="5.79">
            <text:p>5.79</text:p>
          </table:table-cell>
        </table:table-row>
      </table:table>
      <table:table table:name="multi-loop" table:style-name="ta1" table:print="false">
        <table:table-column table:style-name="co1" table:number-columns-repeated="7" table:default-cell-style-name="Default"/>
        <table:table-row table:style-name="ro4">
          <table:table-cell table:style-name="ce1" office:value-type="string">
            <text:p>Multi-loop PID Controller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>
            <text:p>Kp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Ki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Kd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Step Tim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u1</text:p>
          </table:table-cell>
          <table:table-cell table:style-name="ce3" office:value-type="string">
            <text:p>u2</text:p>
          </table:table-cell>
          <table:table-cell table:style-name="ce3" office:value-type="string">
            <text:p>u3</text:p>
          </table:table-cell>
        </table:table-row>
        <table:table-row table:style-name="ro2">
          <table:table-cell/>
          <table:table-cell office:value-type="float" office:value="-0.08">
            <text:p>-0.08</text:p>
          </table:table-cell>
          <table:table-cell office:value-type="float" office:value="0.04">
            <text:p>0.04</text:p>
          </table:table-cell>
          <table:table-cell office:value-type="float" office:value="-0.01">
            <text:p>-0.01</text:p>
          </table:table-cell>
          <table:table-cell table:formula="of:=[.$C$3]*[.B9]+[.$C$4]*SUM([.$B$9:.B9])*[.$C$6]" office:value-type="float" office:value="-0.352">
            <text:p>-0.35</text:p>
          </table:table-cell>
          <table:table-cell table:formula="of:=[.$D$3]*[.C9]+[.$D$4]*SUM([.$C$9:.C9])*[.$C$6]" office:value-type="float" office:value="0.132">
            <text:p>0.13</text:p>
          </table:table-cell>
          <table:table-cell table:formula="of:=[.$E$3]*[.D9]+[.$E$4]*SUM([.$D$9:.D9])*[.$C$6]" office:value-type="float" office:value="-0.022">
            <text:p>-0.02</text:p>
          </table:table-cell>
        </table:table-row>
        <table:table-row table:style-name="ro2">
          <table:table-cell/>
          <table:table-cell office:value-type="float" office:value="-0.06">
            <text:p>-0.06</text:p>
          </table:table-cell>
          <table:table-cell office:value-type="float" office:value="0.02">
            <text:p>0.02</text:p>
          </table:table-cell>
          <table:table-cell office:value-type="float" office:value="-0.02">
            <text:p>-0.02</text:p>
          </table:table-cell>
          <table:table-cell table:formula="of:=[.$C$3]*[.B10]+[.$C$4]*SUM([.$B$9:.B10])*[.$C$6]+[.$C$5]*([.B10]-[.B9])/[.$C$6]" office:value-type="float" office:value="-0.2956">
            <text:p>-0.3</text:p>
          </table:table-cell>
          <table:table-cell table:formula="of:=[.$D$3]*[.C10]+[.$D$4]*SUM([.$C$9:.C10])*[.$C$6]+[.$D$5]*([.C10]-[.C9])/[.$C$6]" office:value-type="float" office:value="0.0774">
            <text:p>0.08</text:p>
          </table:table-cell>
          <table:table-cell table:formula="of:=[.$E$3]*[.D10]+[.$E$4]*SUM([.$D$9:.D10])*[.$C$6]+[.$E$5]*([.D10]-[.D9])/[.$C$6]" office:value-type="float" office:value="-0.0464">
            <text:p>-0.05</text:p>
          </table:table-cell>
        </table:table-row>
        <table:table-row table:style-name="ro2">
          <table:table-cell/>
          <table:table-cell office:value-type="float" office:value="-0.05">
            <text:p>-0.05</text:p>
          </table:table-cell>
          <table:table-cell office:value-type="float" office:value="-0.02">
            <text:p>-0.02</text:p>
          </table:table-cell>
          <table:table-cell office:value-type="float" office:value="-0.01">
            <text:p>-0.01</text:p>
          </table:table-cell>
          <table:table-cell table:formula="of:=[.$C$3]*[.B11]+[.$C$4]*SUM([.$B$9:.B11])*[.$C$6]+[.$C$5]*([.B11]-[.B10])/[.$C$6]" office:value-type="float" office:value="-0.2758">
            <text:p>-0.28</text:p>
          </table:table-cell>
          <table:table-cell table:formula="of:=[.$D$3]*[.C11]+[.$D$4]*SUM([.$C$9:.C11])*[.$C$6]+[.$D$5]*([.C11]-[.C10])/[.$C$6]" office:value-type="float" office:value="-0.0492">
            <text:p>-0.05</text:p>
          </table:table-cell>
          <table:table-cell table:formula="of:=[.$E$3]*[.D11]+[.$E$4]*SUM([.$D$9:.D11])*[.$C$6]+[.$E$5]*([.D11]-[.D10])/[.$C$6]" office:value-type="float" office:value="-0.0276">
            <text:p>-0.03</text:p>
          </table:table-cell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-0.01">
            <text:p>-0.01</text:p>
          </table:table-cell>
          <table:table-cell office:value-type="float" office:value="0.04">
            <text:p>0.04</text:p>
          </table:table-cell>
          <table:table-cell table:formula="of:=[.$C$3]*[.B12]+[.$C$4]*SUM([.$B$9:.B12])*[.$C$6]+[.$C$5]*([.B12]-[.B11])/[.$C$6]" office:value-type="float" office:value="0.1018">
            <text:p>0.1</text:p>
          </table:table-cell>
          <table:table-cell table:formula="of:=[.$D$3]*[.C12]+[.$D$4]*SUM([.$C$9:.C12])*[.$C$6]+[.$D$5]*([.C12]-[.C11])/[.$C$6]" office:value-type="float" office:value="-0.0207">
            <text:p>-0.02</text:p>
          </table:table-cell>
          <table:table-cell table:formula="of:=[.$E$3]*[.D12]+[.$E$4]*SUM([.$D$9:.D12])*[.$C$6]+[.$E$5]*([.D12]-[.D11])/[.$C$6]" office:value-type="float" office:value="0.082">
            <text:p>0.08</text:p>
          </table:table-cell>
        </table:table-row>
        <table:table-row table:style-name="ro2">
          <table:table-cell/>
          <table:table-cell office:value-type="float" office:value="-0.38">
            <text:p>-0.38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formula="of:=[.$C$3]*[.B13]+[.$C$4]*SUM([.$B$9:.B13])*[.$C$6]+[.$C$5]*([.B13]-[.B12])/[.$C$6]" office:value-type="float" office:value="-1.7404">
            <text:p>-1.74</text:p>
          </table:table-cell>
          <table:table-cell table:formula="of:=[.$D$3]*[.C13]+[.$D$4]*SUM([.$C$9:.C13])*[.$C$6]+[.$D$5]*([.C13]-[.C12])/[.$C$6]" office:value-type="float" office:value="0.309">
            <text:p>0.31</text:p>
          </table:table-cell>
          <table:table-cell table:formula="of:=[.$E$3]*[.D13]+[.$E$4]*SUM([.$D$9:.D13])*[.$C$6]+[.$E$5]*([.D13]-[.D12])/[.$C$6]" office:value-type="float" office:value="0.0432">
            <text:p>0.04</text:p>
          </table:table-cell>
        </table:table-row>
        <table:table-row table:style-name="ro2">
          <table:table-cell/>
          <table:table-cell office:value-type="float" office:value="0.48">
            <text:p>0.48</text:p>
          </table:table-cell>
          <table:table-cell office:value-type="float" office:value="0.12">
            <text:p>0.12</text:p>
          </table:table-cell>
          <table:table-cell office:value-type="float" office:value="-0.08">
            <text:p>-0.08</text:p>
          </table:table-cell>
          <table:table-cell table:formula="of:=[.$C$3]*[.B14]+[.$C$4]*SUM([.$B$9:.B14])*[.$C$6]+[.$C$5]*([.B14]-[.B13])/[.$C$6]" office:value-type="float" office:value="1.9172">
            <text:p>1.92</text:p>
          </table:table-cell>
          <table:table-cell table:formula="of:=[.$D$3]*[.C14]+[.$D$4]*SUM([.$C$9:.C14])*[.$C$6]+[.$D$5]*([.C14]-[.C13])/[.$C$6]" office:value-type="float" office:value="0.4329">
            <text:p>0.43</text:p>
          </table:table-cell>
          <table:table-cell table:formula="of:=[.$E$3]*[.D14]+[.$E$4]*SUM([.$D$9:.D14])*[.$C$6]+[.$E$5]*([.D14]-[.D13])/[.$C$6]" office:value-type="float" office:value="-0.176">
            <text:p>-0.18</text:p>
          </table:table-cell>
        </table:table-row>
        <table:table-row table:style-name="ro2">
          <table:table-cell/>
          <table:table-cell office:value-type="float" office:value="0.34">
            <text:p>0.3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f:=[.$C$3]*[.B15]+[.$C$4]*SUM([.$B$9:.B15])*[.$C$6]+[.$C$5]*([.B15]-[.B14])/[.$C$6]" office:value-type="float" office:value="1.4732">
            <text:p>1.47</text:p>
          </table:table-cell>
          <table:table-cell table:formula="of:=[.$D$3]*[.C15]+[.$D$4]*SUM([.$C$9:.C15])*[.$C$6]+[.$D$5]*([.C15]-[.C14])/[.$C$6]" office:value-type="float" office:value="0.2016">
            <text:p>0.2</text:p>
          </table:table-cell>
          <table:table-cell table:formula="of:=[.$E$3]*[.D15]+[.$E$4]*SUM([.$D$9:.D15])*[.$C$6]+[.$E$5]*([.D15]-[.D14])/[.$C$6]" office:value-type="float" office:value="0.1032">
            <text:p>0.1</text:p>
          </table:table-cell>
        </table:table-row>
        <table:table-row table:style-name="ro2">
          <table:table-cell/>
          <table:table-cell office:value-type="float" office:value="0.76">
            <text:p>0.76</text:p>
          </table:table-cell>
          <table:table-cell office:value-type="float" office:value="0.5">
            <text:p>0.5</text:p>
          </table:table-cell>
          <table:table-cell office:value-type="float" office:value="0.24">
            <text:p>0.24</text:p>
          </table:table-cell>
          <table:table-cell table:formula="of:=[.$C$3]*[.B16]+[.$C$4]*SUM([.$B$9:.B16])*[.$C$6]+[.$C$5]*([.B16]-[.B15])/[.$C$6]" office:value-type="float" office:value="3.4684">
            <text:p>3.47</text:p>
          </table:table-cell>
          <table:table-cell table:formula="of:=[.$D$3]*[.C16]+[.$D$4]*SUM([.$C$9:.C16])*[.$C$6]+[.$D$5]*([.C16]-[.C15])/[.$C$6]" office:value-type="float" office:value="1.7478">
            <text:p>1.75</text:p>
          </table:table-cell>
          <table:table-cell table:formula="of:=[.$E$3]*[.D16]+[.$E$4]*SUM([.$D$9:.D16])*[.$C$6]+[.$E$5]*([.D16]-[.D15])/[.$C$6]" office:value-type="float" office:value="0.5336">
            <text:p>0.53</text:p>
          </table:table-cell>
        </table:table-row>
        <table:table-row table:style-name="ro2">
          <table:table-cell/>
          <table:table-cell office:value-type="float" office:value="-0.07">
            <text:p>-0.07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table:formula="of:=[.$C$3]*[.B17]+[.$C$4]*SUM([.$B$9:.B17])*[.$C$6]+[.$C$5]*([.B17]-[.B16])/[.$C$6]" office:value-type="float" office:value="0.0953999999999999">
            <text:p>0.1</text:p>
          </table:table-cell>
          <table:table-cell table:formula="of:=[.$D$3]*[.C17]+[.$D$4]*SUM([.$C$9:.C17])*[.$C$6]+[.$D$5]*([.C17]-[.C16])/[.$C$6]" office:value-type="float" office:value="1.3179">
            <text:p>1.32</text:p>
          </table:table-cell>
          <table:table-cell table:formula="of:=[.$E$3]*[.D17]+[.$E$4]*SUM([.$D$9:.D17])*[.$C$6]+[.$E$5]*([.D17]-[.D16])/[.$C$6]" office:value-type="float" office:value="0.7532">
            <text:p>0.75</text:p>
          </table:table-cell>
        </table:table-row>
        <table:table-row table:style-name="ro2">
          <table:table-cell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table:formula="of:=[.$C$3]*[.B18]+[.$C$4]*SUM([.$B$9:.B18])*[.$C$6]+[.$C$5]*([.B18]-[.B17])/[.$C$6]" office:value-type="float" office:value="1.189">
            <text:p>1.19</text:p>
          </table:table-cell>
          <table:table-cell table:formula="of:=[.$D$3]*[.C18]+[.$D$4]*SUM([.$C$9:.C18])*[.$C$6]+[.$D$5]*([.C18]-[.C17])/[.$C$6]" office:value-type="float" office:value="0.9891">
            <text:p>0.99</text:p>
          </table:table-cell>
          <table:table-cell table:formula="of:=[.$E$3]*[.D18]+[.$E$4]*SUM([.$D$9:.D18])*[.$C$6]+[.$E$5]*([.D18]-[.D17])/[.$C$6]" office:value-type="float" office:value="1.3292">
            <text:p>1.33</text:p>
          </table:table-cell>
        </table:table-row>
        <table:table-row table:style-name="ro2">
          <table:table-cell/>
          <table:table-cell office:value-type="float" office:value="-0.07">
            <text:p>-0.07</text:p>
          </table:table-cell>
          <table:table-cell office:value-type="float" office:value="0.02">
            <text:p>0.02</text:p>
          </table:table-cell>
          <table:table-cell office:value-type="float" office:value="0.83">
            <text:p>0.83</text:p>
          </table:table-cell>
          <table:table-cell table:formula="of:=[.$C$3]*[.B19]+[.$C$4]*SUM([.$B$9:.B19])*[.$C$6]+[.$C$5]*([.B19]-[.B18])/[.$C$6]" office:value-type="float" office:value="0.151">
            <text:p>0.15</text:p>
          </table:table-cell>
          <table:table-cell table:formula="of:=[.$D$3]*[.C19]+[.$D$4]*SUM([.$C$9:.C19])*[.$C$6]+[.$D$5]*([.C19]-[.C18])/[.$C$6]" office:value-type="float" office:value="0.4536">
            <text:p>0.45</text:p>
          </table:table-cell>
          <table:table-cell table:formula="of:=[.$E$3]*[.D19]+[.$E$4]*SUM([.$D$9:.D19])*[.$C$6]+[.$E$5]*([.D19]-[.D18])/[.$C$6]" office:value-type="float" office:value="2.0572">
            <text:p>2.06</text:p>
          </table:table-cell>
        </table:table-row>
        <table:table-row table:style-name="ro2">
          <table:table-cell/>
          <table:table-cell office:value-type="float" office:value="-0.31">
            <text:p>-0.31</text:p>
          </table:table-cell>
          <table:table-cell office:value-type="float" office:value="-0.04">
            <text:p>-0.04</text:p>
          </table:table-cell>
          <table:table-cell office:value-type="float" office:value="0.6">
            <text:p>0.6</text:p>
          </table:table-cell>
          <table:table-cell table:formula="of:=[.$C$3]*[.B20]+[.$C$4]*SUM([.$B$9:.B20])*[.$C$6]+[.$C$5]*([.B20]-[.B19])/[.$C$6]" office:value-type="float" office:value="-0.9328">
            <text:p>-0.93</text:p>
          </table:table-cell>
          <table:table-cell table:formula="of:=[.$D$3]*[.C20]+[.$D$4]*SUM([.$C$9:.C20])*[.$C$6]+[.$D$5]*([.C20]-[.C19])/[.$C$6]" office:value-type="float" office:value="0.2652">
            <text:p>0.27</text:p>
          </table:table-cell>
          <table:table-cell table:formula="of:=[.$E$3]*[.D20]+[.$E$4]*SUM([.$D$9:.D20])*[.$C$6]+[.$E$5]*([.D20]-[.D19])/[.$C$6]" office:value-type="float" office:value="1.6968">
            <text:p>1.7</text:p>
          </table:table-cell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-0.09">
            <text:p>-0.09</text:p>
          </table:table-cell>
          <table:table-cell office:value-type="float" office:value="0.35">
            <text:p>0.35</text:p>
          </table:table-cell>
          <table:table-cell table:formula="of:=[.$C$3]*[.B21]+[.$C$4]*SUM([.$B$9:.B21])*[.$C$6]+[.$C$5]*([.B21]-[.B20])/[.$C$6]" office:value-type="float" office:value="0.5834">
            <text:p>0.58</text:p>
          </table:table-cell>
          <table:table-cell table:formula="of:=[.$D$3]*[.C21]+[.$D$4]*SUM([.$C$9:.C21])*[.$C$6]+[.$D$5]*([.C21]-[.C20])/[.$C$6]" office:value-type="float" office:value="0.0885">
            <text:p>0.09</text:p>
          </table:table-cell>
          <table:table-cell table:formula="of:=[.$E$3]*[.D21]+[.$E$4]*SUM([.$D$9:.D21])*[.$C$6]+[.$E$5]*([.D21]-[.D20])/[.$C$6]" office:value-type="float" office:value="1.266">
            <text:p>1.27</text:p>
          </table:table-cell>
        </table:table-row>
        <table:table-row table:style-name="ro2">
          <table:table-cell/>
          <table:table-cell office:value-type="float" office:value="0.69">
            <text:p>0.69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table:formula="of:=[.$C$3]*[.B22]+[.$C$4]*SUM([.$B$9:.B22])*[.$C$6]+[.$C$5]*([.B22]-[.B21])/[.$C$6]" office:value-type="float" office:value="3.3846">
            <text:p>3.38</text:p>
          </table:table-cell>
          <table:table-cell table:formula="of:=[.$D$3]*[.C22]+[.$D$4]*SUM([.$C$9:.C22])*[.$C$6]+[.$D$5]*([.C22]-[.C21])/[.$C$6]" office:value-type="float" office:value="-2.9673">
            <text:p>-2.97</text:p>
          </table:table-cell>
          <table:table-cell table:formula="of:=[.$E$3]*[.D22]+[.$E$4]*SUM([.$D$9:.D22])*[.$C$6]+[.$E$5]*([.D22]-[.D21])/[.$C$6]" office:value-type="float" office:value="-0.11">
            <text:p>-0.11</text:p>
          </table:table-cell>
        </table:table-row>
        <table:table-row table:style-name="ro2">
          <table:table-cell/>
          <table:table-cell office:value-type="float" office:value="-0.32">
            <text:p>-0.32</text:p>
          </table:table-cell>
          <table:table-cell office:value-type="float" office:value="-0.02">
            <text:p>-0.02</text:p>
          </table:table-cell>
          <table:table-cell office:value-type="float" office:value="-0.05">
            <text:p>-0.05</text:p>
          </table:table-cell>
          <table:table-cell table:formula="of:=[.$C$3]*[.B23]+[.$C$4]*SUM([.$B$9:.B23])*[.$C$6]+[.$C$5]*([.B23]-[.B22])/[.$C$6]" office:value-type="float" office:value="-0.8162">
            <text:p>-0.82</text:p>
          </table:table-cell>
          <table:table-cell table:formula="of:=[.$D$3]*[.C23]+[.$D$4]*SUM([.$C$9:.C23])*[.$C$6]+[.$D$5]*([.C23]-[.C22])/[.$C$6]" office:value-type="float" office:value="0.0234">
            <text:p>0.02</text:p>
          </table:table-cell>
          <table:table-cell table:formula="of:=[.$E$3]*[.D23]+[.$E$4]*SUM([.$D$9:.D23])*[.$C$6]+[.$E$5]*([.D23]-[.D22])/[.$C$6]" office:value-type="float" office:value="0.416">
            <text:p>0.42</text:p>
          </table:table-cell>
        </table:table-row>
        <table:table-row table:style-name="ro2">
          <table:table-cell/>
          <table:table-cell office:value-type="float" office:value="0.36">
            <text:p>0.36</text:p>
          </table:table-cell>
          <table:table-cell office:value-type="float" office:value="0.4">
            <text:p>0.4</text:p>
          </table:table-cell>
          <table:table-cell office:value-type="float" office:value="-0.45">
            <text:p>-0.45</text:p>
          </table:table-cell>
          <table:table-cell table:formula="of:=[.$C$3]*[.B24]+[.$C$4]*SUM([.$B$9:.B24])*[.$C$6]+[.$C$5]*([.B24]-[.B23])/[.$C$6]" office:value-type="float" office:value="2.0816">
            <text:p>2.08</text:p>
          </table:table-cell>
          <table:table-cell table:formula="of:=[.$D$3]*[.C24]+[.$D$4]*SUM([.$C$9:.C24])*[.$C$6]+[.$D$5]*([.C24]-[.C23])/[.$C$6]" office:value-type="float" office:value="1.3866">
            <text:p>1.39</text:p>
          </table:table-cell>
          <table:table-cell table:formula="of:=[.$E$3]*[.D24]+[.$E$4]*SUM([.$D$9:.D24])*[.$C$6]+[.$E$5]*([.D24]-[.D23])/[.$C$6]" office:value-type="float" office:value="-0.5">
            <text:p>-0.5</text:p>
          </table:table-cell>
        </table:table-row>
      </table:table>
      <table:table table:name="multi-loop step-time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>
            <text:p>Multi-loop PID Controller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2" office:value-type="string">
            <text:p>Kp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Ki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Kd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Step Time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u1</text:p>
          </table:table-cell>
          <table:table-cell table:style-name="ce3" office:value-type="string">
            <text:p>u2</text:p>
          </table:table-cell>
          <table:table-cell table:style-name="ce3" office:value-type="string">
            <text:p>u3</text:p>
          </table:table-cell>
        </table:table-row>
        <table:table-row table:style-name="ro2">
          <table:table-cell/>
          <table:table-cell office:value-type="float" office:value="-0.08">
            <text:p>-0.08</text:p>
          </table:table-cell>
          <table:table-cell office:value-type="float" office:value="0.04">
            <text:p>0.04</text:p>
          </table:table-cell>
          <table:table-cell office:value-type="float" office:value="-0.01">
            <text:p>-0.01</text:p>
          </table:table-cell>
          <table:table-cell table:formula="of:=[.$C$3]*[.B9]+[.$C$4]*SUM([.$B$9:.B9])*[.$C$6]" office:value-type="float" office:value="-0.3264">
            <text:p>-0.33</text:p>
          </table:table-cell>
          <table:table-cell table:formula="of:=[.$D$3]*[.C9]+[.$D$4]*SUM([.$C$9:.C9])*[.$C$6]" office:value-type="float" office:value="0.1224">
            <text:p>0.12</text:p>
          </table:table-cell>
          <table:table-cell table:formula="of:=[.$E$3]*[.D9]+[.$E$4]*SUM([.$D$9:.D9])*[.$C$6]" office:value-type="float" office:value="-0.0204">
            <text:p>-0.02</text:p>
          </table:table-cell>
        </table:table-row>
        <table:table-row table:style-name="ro2">
          <table:table-cell/>
          <table:table-cell office:value-type="float" office:value="-0.06">
            <text:p>-0.06</text:p>
          </table:table-cell>
          <table:table-cell office:value-type="float" office:value="0.02">
            <text:p>0.02</text:p>
          </table:table-cell>
          <table:table-cell office:value-type="float" office:value="-0.02">
            <text:p>-0.02</text:p>
          </table:table-cell>
          <table:table-cell table:formula="of:=[.$C$3]*[.B10]+[.$C$4]*SUM([.$B$9:.B10])*[.$C$6]+[.$C$5]*([.B10]-[.B9])/[.$C$6]" office:value-type="float" office:value="-0.2492">
            <text:p>-0.25</text:p>
          </table:table-cell>
          <table:table-cell table:formula="of:=[.$D$3]*[.C10]+[.$D$4]*SUM([.$C$9:.C10])*[.$C$6]+[.$D$5]*([.C10]-[.C9])/[.$C$6]" office:value-type="float" office:value="0.0606">
            <text:p>0.06</text:p>
          </table:table-cell>
          <table:table-cell table:formula="of:=[.$E$3]*[.D10]+[.$E$4]*SUM([.$D$9:.D10])*[.$C$6]+[.$E$5]*([.D10]-[.D9])/[.$C$6]" office:value-type="float" office:value="-0.0432">
            <text:p>-0.04</text:p>
          </table:table-cell>
        </table:table-row>
        <table:table-row table:style-name="ro2">
          <table:table-cell/>
          <table:table-cell office:value-type="float" office:value="-0.05">
            <text:p>-0.05</text:p>
          </table:table-cell>
          <table:table-cell office:value-type="float" office:value="-0.02">
            <text:p>-0.02</text:p>
          </table:table-cell>
          <table:table-cell office:value-type="float" office:value="-0.01">
            <text:p>-0.01</text:p>
          </table:table-cell>
          <table:table-cell table:formula="of:=[.$C$3]*[.B11]+[.$C$4]*SUM([.$B$9:.B11])*[.$C$6]+[.$C$5]*([.B11]-[.B10])/[.$C$6]" office:value-type="float" office:value="-0.2142">
            <text:p>-0.21</text:p>
          </table:table-cell>
          <table:table-cell table:formula="of:=[.$D$3]*[.C11]+[.$D$4]*SUM([.$C$9:.C11])*[.$C$6]+[.$D$5]*([.C11]-[.C10])/[.$C$6]" office:value-type="float" office:value="-0.0636">
            <text:p>-0.06</text:p>
          </table:table-cell>
          <table:table-cell table:formula="of:=[.$E$3]*[.D11]+[.$E$4]*SUM([.$D$9:.D11])*[.$C$6]+[.$E$5]*([.D11]-[.D10])/[.$C$6]" office:value-type="float" office:value="-0.0196">
            <text:p>-0.02</text:p>
          </table:table-cell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-0.01">
            <text:p>-0.01</text:p>
          </table:table-cell>
          <table:table-cell office:value-type="float" office:value="0.04">
            <text:p>0.04</text:p>
          </table:table-cell>
          <table:table-cell table:formula="of:=[.$C$3]*[.B12]+[.$C$4]*SUM([.$B$9:.B12])*[.$C$6]+[.$C$5]*([.B12]-[.B11])/[.$C$6]" office:value-type="float" office:value="0.157">
            <text:p>0.16</text:p>
          </table:table-cell>
          <table:table-cell table:formula="of:=[.$D$3]*[.C12]+[.$D$4]*SUM([.$C$9:.C12])*[.$C$6]+[.$D$5]*([.C12]-[.C11])/[.$C$6]" office:value-type="float" office:value="-0.0267">
            <text:p>-0.03</text:p>
          </table:table-cell>
          <table:table-cell table:formula="of:=[.$E$3]*[.D12]+[.$E$4]*SUM([.$D$9:.D12])*[.$C$6]+[.$E$5]*([.D12]-[.D11])/[.$C$6]" office:value-type="float" office:value="0.09">
            <text:p>0.09</text:p>
          </table:table-cell>
        </table:table-row>
        <table:table-row table:style-name="ro2">
          <table:table-cell/>
          <table:table-cell office:value-type="float" office:value="-0.38">
            <text:p>-0.38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formula="of:=[.$C$3]*[.B13]+[.$C$4]*SUM([.$B$9:.B13])*[.$C$6]+[.$C$5]*([.B13]-[.B12])/[.$C$6]" office:value-type="float" office:value="-1.6044">
            <text:p>-1.6</text:p>
          </table:table-cell>
          <table:table-cell table:formula="of:=[.$D$3]*[.C13]+[.$D$4]*SUM([.$C$9:.C13])*[.$C$6]+[.$D$5]*([.C13]-[.C12])/[.$C$6]" office:value-type="float" office:value="0.2922">
            <text:p>0.29</text:p>
          </table:table-cell>
          <table:table-cell table:formula="of:=[.$E$3]*[.D13]+[.$E$4]*SUM([.$D$9:.D13])*[.$C$6]+[.$E$5]*([.D13]-[.D12])/[.$C$6]" office:value-type="float" office:value="0.0368">
            <text:p>0.04</text:p>
          </table:table-cell>
        </table:table-row>
        <table:table-row table:style-name="ro2">
          <table:table-cell/>
          <table:table-cell office:value-type="float" office:value="0.48">
            <text:p>0.48</text:p>
          </table:table-cell>
          <table:table-cell office:value-type="float" office:value="0.12">
            <text:p>0.12</text:p>
          </table:table-cell>
          <table:table-cell office:value-type="float" office:value="-0.08">
            <text:p>-0.08</text:p>
          </table:table-cell>
          <table:table-cell table:formula="of:=[.$C$3]*[.B14]+[.$C$4]*SUM([.$B$9:.B14])*[.$C$6]+[.$C$5]*([.B14]-[.B13])/[.$C$6]" office:value-type="float" office:value="2.002">
            <text:p>2</text:p>
          </table:table-cell>
          <table:table-cell table:formula="of:=[.$D$3]*[.C14]+[.$D$4]*SUM([.$C$9:.C14])*[.$C$6]+[.$D$5]*([.C14]-[.C13])/[.$C$6]" office:value-type="float" office:value="0.3789">
            <text:p>0.38</text:p>
          </table:table-cell>
          <table:table-cell table:formula="of:=[.$E$3]*[.D14]+[.$E$4]*SUM([.$D$9:.D14])*[.$C$6]+[.$E$5]*([.D14]-[.D13])/[.$C$6]" office:value-type="float" office:value="-0.1824">
            <text:p>-0.18</text:p>
          </table:table-cell>
        </table:table-row>
        <table:table-row table:style-name="ro2">
          <table:table-cell/>
          <table:table-cell office:value-type="float" office:value="0.34">
            <text:p>0.3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f:=[.$C$3]*[.B15]+[.$C$4]*SUM([.$B$9:.B15])*[.$C$6]+[.$C$5]*([.B15]-[.B14])/[.$C$6]" office:value-type="float" office:value="1.3692">
            <text:p>1.37</text:p>
          </table:table-cell>
          <table:table-cell table:formula="of:=[.$D$3]*[.C15]+[.$D$4]*SUM([.$C$9:.C15])*[.$C$6]+[.$D$5]*([.C15]-[.C14])/[.$C$6]" office:value-type="float" office:value="0.1248">
            <text:p>0.12</text:p>
          </table:table-cell>
          <table:table-cell table:formula="of:=[.$E$3]*[.D15]+[.$E$4]*SUM([.$D$9:.D15])*[.$C$6]+[.$E$5]*([.D15]-[.D14])/[.$C$6]" office:value-type="float" office:value="0.1256">
            <text:p>0.13</text:p>
          </table:table-cell>
        </table:table-row>
        <table:table-row table:style-name="ro2">
          <table:table-cell/>
          <table:table-cell office:value-type="float" office:value="0.76">
            <text:p>0.76</text:p>
          </table:table-cell>
          <table:table-cell office:value-type="float" office:value="0.5">
            <text:p>0.5</text:p>
          </table:table-cell>
          <table:table-cell office:value-type="float" office:value="0.24">
            <text:p>0.24</text:p>
          </table:table-cell>
          <table:table-cell table:formula="of:=[.$C$3]*[.B16]+[.$C$4]*SUM([.$B$9:.B16])*[.$C$6]+[.$C$5]*([.B16]-[.B15])/[.$C$6]" office:value-type="float" office:value="3.166">
            <text:p>3.17</text:p>
          </table:table-cell>
          <table:table-cell table:formula="of:=[.$D$3]*[.C16]+[.$D$4]*SUM([.$C$9:.C16])*[.$C$6]+[.$D$5]*([.C16]-[.C15])/[.$C$6]" office:value-type="float" office:value="1.6158">
            <text:p>1.62</text:p>
          </table:table-cell>
          <table:table-cell table:formula="of:=[.$E$3]*[.D16]+[.$E$4]*SUM([.$D$9:.D16])*[.$C$6]+[.$E$5]*([.D16]-[.D15])/[.$C$6]" office:value-type="float" office:value="0.5272">
            <text:p>0.53</text:p>
          </table:table-cell>
        </table:table-row>
        <table:table-row table:style-name="ro2">
          <table:table-cell/>
          <table:table-cell office:value-type="float" office:value="-0.07">
            <text:p>-0.07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table:formula="of:=[.$C$3]*[.B17]+[.$C$4]*SUM([.$B$9:.B17])*[.$C$6]+[.$C$5]*([.B17]-[.B16])/[.$C$6]" office:value-type="float" office:value="-0.2846">
            <text:p>-0.28</text:p>
          </table:table-cell>
          <table:table-cell table:formula="of:=[.$D$3]*[.C17]+[.$D$4]*SUM([.$C$9:.C17])*[.$C$6]+[.$D$5]*([.C17]-[.C16])/[.$C$6]" office:value-type="float" office:value="1.0311">
            <text:p>1.03</text:p>
          </table:table-cell>
          <table:table-cell table:formula="of:=[.$E$3]*[.D17]+[.$E$4]*SUM([.$D$9:.D17])*[.$C$6]+[.$E$5]*([.D17]-[.D16])/[.$C$6]" office:value-type="float" office:value="0.678">
            <text:p>0.68</text:p>
          </table:table-cell>
        </table:table-row>
        <table:table-row table:style-name="ro2">
          <table:table-cell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table:formula="of:=[.$C$3]*[.B18]+[.$C$4]*SUM([.$B$9:.B18])*[.$C$6]+[.$C$5]*([.B18]-[.B17])/[.$C$6]" office:value-type="float" office:value="0.8378">
            <text:p>0.84</text:p>
          </table:table-cell>
          <table:table-cell table:formula="of:=[.$D$3]*[.C18]+[.$D$4]*SUM([.$C$9:.C18])*[.$C$6]+[.$D$5]*([.C18]-[.C17])/[.$C$6]" office:value-type="float" office:value="0.6591">
            <text:p>0.66</text:p>
          </table:table-cell>
          <table:table-cell table:formula="of:=[.$E$3]*[.D18]+[.$E$4]*SUM([.$D$9:.D18])*[.$C$6]+[.$E$5]*([.D18]-[.D17])/[.$C$6]" office:value-type="float" office:value="1.19">
            <text:p>1.19</text:p>
          </table:table-cell>
        </table:table-row>
        <table:table-row table:style-name="ro2">
          <table:table-cell/>
          <table:table-cell office:value-type="float" office:value="-0.07">
            <text:p>-0.07</text:p>
          </table:table-cell>
          <table:table-cell office:value-type="float" office:value="0.02">
            <text:p>0.02</text:p>
          </table:table-cell>
          <table:table-cell office:value-type="float" office:value="0.83">
            <text:p>0.83</text:p>
          </table:table-cell>
          <table:table-cell table:formula="of:=[.$C$3]*[.B19]+[.$C$4]*SUM([.$B$9:.B19])*[.$C$6]+[.$C$5]*([.B19]-[.B18])/[.$C$6]" office:value-type="float" office:value="-0.2178">
            <text:p>-0.22</text:p>
          </table:table-cell>
          <table:table-cell table:formula="of:=[.$D$3]*[.C19]+[.$D$4]*SUM([.$C$9:.C19])*[.$C$6]+[.$D$5]*([.C19]-[.C18])/[.$C$6]" office:value-type="float" office:value="0.1128">
            <text:p>0.11</text:p>
          </table:table-cell>
          <table:table-cell table:formula="of:=[.$E$3]*[.D19]+[.$E$4]*SUM([.$D$9:.D19])*[.$C$6]+[.$E$5]*([.D19]-[.D18])/[.$C$6]" office:value-type="float" office:value="1.7932">
            <text:p>1.79</text:p>
          </table:table-cell>
        </table:table-row>
        <table:table-row table:style-name="ro2">
          <table:table-cell/>
          <table:table-cell office:value-type="float" office:value="-0.31">
            <text:p>-0.31</text:p>
          </table:table-cell>
          <table:table-cell office:value-type="float" office:value="-0.04">
            <text:p>-0.04</text:p>
          </table:table-cell>
          <table:table-cell office:value-type="float" office:value="0.6">
            <text:p>0.6</text:p>
          </table:table-cell>
          <table:table-cell table:formula="of:=[.$C$3]*[.B20]+[.$C$4]*SUM([.$B$9:.B20])*[.$C$6]+[.$C$5]*([.B20]-[.B19])/[.$C$6]" office:value-type="float" office:value="-1.2016">
            <text:p>-1.2</text:p>
          </table:table-cell>
          <table:table-cell table:formula="of:=[.$D$3]*[.C20]+[.$D$4]*SUM([.$C$9:.C20])*[.$C$6]+[.$D$5]*([.C20]-[.C19])/[.$C$6]" office:value-type="float" office:value="-0.0516">
            <text:p>-0.05</text:p>
          </table:table-cell>
          <table:table-cell table:formula="of:=[.$E$3]*[.D20]+[.$E$4]*SUM([.$D$9:.D20])*[.$C$6]+[.$E$5]*([.D20]-[.D19])/[.$C$6]" office:value-type="float" office:value="1.2552">
            <text:p>1.26</text:p>
          </table:table-cell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-0.09">
            <text:p>-0.09</text:p>
          </table:table-cell>
          <table:table-cell office:value-type="float" office:value="0.35">
            <text:p>0.35</text:p>
          </table:table-cell>
          <table:table-cell table:formula="of:=[.$C$3]*[.B21]+[.$C$4]*SUM([.$B$9:.B21])*[.$C$6]+[.$C$5]*([.B21]-[.B20])/[.$C$6]" office:value-type="float" office:value="0.3442">
            <text:p>0.34</text:p>
          </table:table-cell>
          <table:table-cell table:formula="of:=[.$D$3]*[.C21]+[.$D$4]*SUM([.$C$9:.C21])*[.$C$6]+[.$D$5]*([.C21]-[.C20])/[.$C$6]" office:value-type="float" office:value="-0.2055">
            <text:p>-0.21</text:p>
          </table:table-cell>
          <table:table-cell table:formula="of:=[.$E$3]*[.D21]+[.$E$4]*SUM([.$D$9:.D21])*[.$C$6]+[.$E$5]*([.D21]-[.D20])/[.$C$6]" office:value-type="float" office:value="0.7652">
            <text:p>0.77</text:p>
          </table:table-cell>
        </table:table-row>
        <table:table-row table:style-name="ro2">
          <table:table-cell/>
          <table:table-cell office:value-type="float" office:value="0.69">
            <text:p>0.69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table:formula="of:=[.$C$3]*[.B22]+[.$C$4]*SUM([.$B$9:.B22])*[.$C$6]+[.$C$5]*([.B22]-[.B21])/[.$C$6]" office:value-type="float" office:value="2.9454">
            <text:p>2.95</text:p>
          </table:table-cell>
          <table:table-cell table:formula="of:=[.$D$3]*[.C22]+[.$D$4]*SUM([.$C$9:.C22])*[.$C$6]+[.$D$5]*([.C22]-[.C21])/[.$C$6]" office:value-type="float" office:value="-3.1245">
            <text:p>-3.12</text:p>
          </table:table-cell>
          <table:table-cell table:formula="of:=[.$E$3]*[.D22]+[.$E$4]*SUM([.$D$9:.D22])*[.$C$6]+[.$E$5]*([.D22]-[.D21])/[.$C$6]" office:value-type="float" office:value="-0.6268">
            <text:p>-0.63</text:p>
          </table:table-cell>
        </table:table-row>
        <table:table-row table:style-name="ro2">
          <table:table-cell/>
          <table:table-cell office:value-type="float" office:value="-0.32">
            <text:p>-0.32</text:p>
          </table:table-cell>
          <table:table-cell office:value-type="float" office:value="-0.02">
            <text:p>-0.02</text:p>
          </table:table-cell>
          <table:table-cell office:value-type="float" office:value="-0.05">
            <text:p>-0.05</text:p>
          </table:table-cell>
          <table:table-cell table:formula="of:=[.$C$3]*[.B23]+[.$C$4]*SUM([.$B$9:.B23])*[.$C$6]+[.$C$5]*([.B23]-[.B22])/[.$C$6]" office:value-type="float" office:value="-1.2842">
            <text:p>-1.28</text:p>
          </table:table-cell>
          <table:table-cell table:formula="of:=[.$D$3]*[.C23]+[.$D$4]*SUM([.$C$9:.C23])*[.$C$6]+[.$D$5]*([.C23]-[.C22])/[.$C$6]" office:value-type="float" office:value="0.0978">
            <text:p>0.1</text:p>
          </table:table-cell>
          <table:table-cell table:formula="of:=[.$E$3]*[.D23]+[.$E$4]*SUM([.$D$9:.D23])*[.$C$6]+[.$E$5]*([.D23]-[.D22])/[.$C$6]" office:value-type="float" office:value="0.0512">
            <text:p>0.05</text:p>
          </table:table-cell>
        </table:table-row>
        <table:table-row table:style-name="ro2">
          <table:table-cell/>
          <table:table-cell office:value-type="float" office:value="0.36">
            <text:p>0.36</text:p>
          </table:table-cell>
          <table:table-cell office:value-type="float" office:value="0.4">
            <text:p>0.4</text:p>
          </table:table-cell>
          <table:table-cell office:value-type="float" office:value="-0.45">
            <text:p>-0.45</text:p>
          </table:table-cell>
          <table:table-cell table:formula="of:=[.$C$3]*[.B24]+[.$C$4]*SUM([.$B$9:.B24])*[.$C$6]+[.$C$5]*([.B24]-[.B23])/[.$C$6]" office:value-type="float" office:value="1.6336">
            <text:p>1.63</text:p>
          </table:table-cell>
          <table:table-cell table:formula="of:=[.$D$3]*[.C24]+[.$D$4]*SUM([.$C$9:.C24])*[.$C$6]+[.$D$5]*([.C24]-[.C23])/[.$C$6]" office:value-type="float" office:value="1.2978">
            <text:p>1.3</text:p>
          </table:table-cell>
          <table:table-cell table:formula="of:=[.$E$3]*[.D24]+[.$E$4]*SUM([.$D$9:.D24])*[.$C$6]+[.$E$5]*([.D24]-[.D23])/[.$C$6]" office:value-type="float" office:value="-0.8968">
            <text:p>-0.9</text:p>
          </table:table-cell>
        </table:table-row>
      </table:table>
      <table:table table:name="mimo" table:style-name="ta1" table:print="false">
        <table:table-column table:style-name="co1" table:number-columns-repeated="13" table:default-cell-style-name="Default"/>
        <table:table-row table:style-name="ro1">
          <table:table-cell table:style-name="ce1" office:value-type="string">
            <text:p>MIMO PID Controller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</table:table-row>
        <table:table-row table:style-name="ro3">
          <table:table-cell/>
          <table:table-cell table:style-name="ce4" office:value-type="string">
            <text:p>Kp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table:style-name="ce4" office:value-type="string">
            <text:p>Ki</text:p>
          </table:table-cell>
          <table:table-cell office:value-type="float" office:value="0.9">
            <text:p>0.9</text:p>
          </table:table-cell>
          <table:table-cell office:value-type="float" office:value="0.63">
            <text:p>0.63</text:p>
          </table:table-cell>
          <table:table-cell office:value-type="float" office:value="1">
            <text:p>1</text:p>
          </table:table-cell>
          <table:table-cell table:style-name="ce4" office:value-type="string">
            <text:p>Kd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table:number-columns-repeated="2"/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3.8">
            <text:p>3.8</text:p>
          </table:table-cell>
          <table:table-cell/>
          <table:table-cell office:value-type="float" office:value="2.2">
            <text:p>2.2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/>
          <table:table-cell office:value-type="float" office:value="0.4">
            <text:p>0.4</text:p>
          </table:table-cell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/>
          <table:table-cell table:style-name="ce4" office:value-type="string">
            <text:p>Step Tim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u1</text:p>
          </table:table-cell>
          <table:table-cell table:style-name="ce3" office:value-type="string">
            <text:p>u2</text:p>
          </table:table-cell>
          <table:table-cell table:style-name="ce3" office:value-type="string">
            <text:p>u3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08">
            <text:p>-0.08</text:p>
          </table:table-cell>
          <table:table-cell office:value-type="float" office:value="0.04">
            <text:p>0.04</text:p>
          </table:table-cell>
          <table:table-cell office:value-type="float" office:value="-0.01">
            <text:p>-0.01</text:p>
          </table:table-cell>
          <table:table-cell table:formula="of:=[.$C$3]*[.B9]+[.$D$3]*[.C9]+[.$E$3]*[.D9]+[.$G$3]*SUM([.$B$9:.B9])*[.$C$6]+[.$H$3]*SUM([.$C$9:.C9])*[.$C$6]+[.$I$3]*SUM([.$D$9:.D9])*[.$C$6]" office:value-type="float" office:value="-0.242">
            <text:p>-0.24</text:p>
          </table:table-cell>
          <table:table-cell table:formula="of:=[.$C$4]*[.B9]+[.$D$4]*[.C9]+[.$E$4]*[.D9]+[.$G$4]*SUM([.$B$9:.B9])*[.$C$6]+[.$H$4]*SUM([.$C$9:.C9])*[.$C$6]+[.$I$4]*SUM([.$D$9:.D9])*[.$C$6]" office:value-type="float" office:value="-0.0888">
            <text:p>-0.09</text:p>
          </table:table-cell>
          <table:table-cell table:formula="of:=[.$C$5]*[.B9]+[.$D$5]*[.C9]+[.$E$5]*[.D9]+[.$G$5]*SUM([.$B$9:.B9])*[.$C$6]+[.$H$5]*SUM([.$C$9:.C9])*[.$C$6]+[.$I$5]*SUM([.$D$9:.D9])*[.$C$6]" office:value-type="float" office:value="-0.307">
            <text:p>-0.31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06">
            <text:p>-0.06</text:p>
          </table:table-cell>
          <table:table-cell office:value-type="float" office:value="0.02">
            <text:p>0.02</text:p>
          </table:table-cell>
          <table:table-cell office:value-type="float" office:value="-0.02">
            <text:p>-0.02</text:p>
          </table:table-cell>
          <table:table-cell table:formula="of:=[.$C$3]*[.B10]+[.$D$3]*[.C10]+[.$E$3]*[.D10]+[.$G$3]*SUM([.$B$9:.B10])*[.$C$6]+[.$H$3]*SUM([.$C$9:.C10])*[.$C$6]+[.$I$3]*SUM([.$D$9:.D10])*[.$C$6]+[.$K$3]*([.B10]-[.B9])/[.$C$6]+[.$L$3]*([.C10]-[.C9])/[.$C$6]+[.$M$3]*([.D10]-[.D9])/[.$C$6]" office:value-type="float" office:value="-0.2646">
            <text:p>-0.26</text:p>
          </table:table-cell>
          <table:table-cell table:formula="of:=[.$C$4]*[.B10]+[.$D$4]*[.C10]+[.$E$4]*[.D10]+[.$G$4]*SUM([.$B$9:.B10])*[.$C$6]+[.$H$4]*SUM([.$C$9:.C10])*[.$C$6]+[.$I$4]*SUM([.$D$9:.D10])*[.$C$6]+[.$K$4]*([.B10]-[.B9])/[.$C$6]+[.$L$4]*([.C10]-[.C9])/[.$C$6]+[.$M$4]*([.D10]-[.D9])/[.$C$6]" office:value-type="float" office:value="-0.1594">
            <text:p>-0.16</text:p>
          </table:table-cell>
          <table:table-cell table:formula="of:=[.$C$5]*[.B10]+[.$D$5]*[.C10]+[.$E$5]*[.D10]+[.$G$5]*SUM([.$B$9:.B10])*[.$C$6]+[.$H$5]*SUM([.$C$9:.C10])*[.$C$6]+[.$I$5]*SUM([.$D$9:.D10])*[.$C$6]+[.$K$5]*([.B10]-[.B9])/[.$C$6]+[.$L$5]*([.C10]-[.C9])/[.$C$6]+[.$M$5]*([.D10]-[.D9])/[.$C$6]" office:value-type="float" office:value="-0.4396">
            <text:p>-0.44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05">
            <text:p>-0.05</text:p>
          </table:table-cell>
          <table:table-cell office:value-type="float" office:value="-0.02">
            <text:p>-0.02</text:p>
          </table:table-cell>
          <table:table-cell office:value-type="float" office:value="-0.01">
            <text:p>-0.01</text:p>
          </table:table-cell>
          <table:table-cell table:formula="of:=[.$C$3]*[.B11]+[.$D$3]*[.C11]+[.$E$3]*[.D11]+[.$G$3]*SUM([.$B$9:.B11])*[.$C$6]+[.$H$3]*SUM([.$C$9:.C11])*[.$C$6]+[.$I$3]*SUM([.$D$9:.D11])*[.$C$6]+[.$K$3]*([.B11]-[.B10])/[.$C$6]+[.$L$3]*([.C11]-[.C10])/[.$C$6]+[.$M$3]*([.D11]-[.D10])/[.$C$6]" office:value-type="float" office:value="-0.3526">
            <text:p>-0.35</text:p>
          </table:table-cell>
          <table:table-cell table:formula="of:=[.$C$4]*[.B11]+[.$D$4]*[.C11]+[.$E$4]*[.D11]+[.$G$4]*SUM([.$B$9:.B11])*[.$C$6]+[.$H$4]*SUM([.$C$9:.C11])*[.$C$6]+[.$I$4]*SUM([.$D$9:.D11])*[.$C$6]+[.$K$4]*([.B11]-[.B10])/[.$C$6]+[.$L$4]*([.C11]-[.C10])/[.$C$6]+[.$M$4]*([.D11]-[.D10])/[.$C$6]" office:value-type="float" office:value="-0.2666">
            <text:p>-0.27</text:p>
          </table:table-cell>
          <table:table-cell table:formula="of:=[.$C$5]*[.B11]+[.$D$5]*[.C11]+[.$E$5]*[.D11]+[.$G$5]*SUM([.$B$9:.B11])*[.$C$6]+[.$H$5]*SUM([.$C$9:.C11])*[.$C$6]+[.$I$5]*SUM([.$D$9:.D11])*[.$C$6]+[.$K$5]*([.B11]-[.B10])/[.$C$6]+[.$L$5]*([.C11]-[.C10])/[.$C$6]+[.$M$5]*([.D11]-[.D10])/[.$C$6]" office:value-type="float" office:value="-0.5492">
            <text:p>-0.55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-0.01">
            <text:p>-0.01</text:p>
          </table:table-cell>
          <table:table-cell office:value-type="float" office:value="0.04">
            <text:p>0.04</text:p>
          </table:table-cell>
          <table:table-cell table:formula="of:=[.$C$3]*[.B12]+[.$D$3]*[.C12]+[.$E$3]*[.D12]+[.$G$3]*SUM([.$B$9:.B12])*[.$C$6]+[.$H$3]*SUM([.$C$9:.C12])*[.$C$6]+[.$I$3]*SUM([.$D$9:.D12])*[.$C$6]+[.$K$3]*([.B12]-[.B11])/[.$C$6]+[.$L$3]*([.C12]-[.C11])/[.$C$6]+[.$M$3]*([.D12]-[.D11])/[.$C$6]" office:value-type="float" office:value="0.1631">
            <text:p>0.16</text:p>
          </table:table-cell>
          <table:table-cell table:formula="of:=[.$C$4]*[.B12]+[.$D$4]*[.C12]+[.$E$4]*[.D12]+[.$G$4]*SUM([.$B$9:.B12])*[.$C$6]+[.$H$4]*SUM([.$C$9:.C12])*[.$C$6]+[.$I$4]*SUM([.$D$9:.D12])*[.$C$6]+[.$K$4]*([.B12]-[.B11])/[.$C$6]+[.$L$4]*([.C12]-[.C11])/[.$C$6]+[.$M$4]*([.D12]-[.D11])/[.$C$6]" office:value-type="float" office:value="-0.0626">
            <text:p>-0.06</text:p>
          </table:table-cell>
          <table:table-cell table:formula="of:=[.$C$5]*[.B12]+[.$D$5]*[.C12]+[.$E$5]*[.D12]+[.$G$5]*SUM([.$B$9:.B12])*[.$C$6]+[.$H$5]*SUM([.$C$9:.C12])*[.$C$6]+[.$I$5]*SUM([.$D$9:.D12])*[.$C$6]+[.$K$5]*([.B12]-[.B11])/[.$C$6]+[.$L$5]*([.C12]-[.C11])/[.$C$6]+[.$M$5]*([.D12]-[.D11])/[.$C$6]" office:value-type="float" office:value="-0.00870000000000006">
            <text:p>-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38">
            <text:p>-0.38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formula="of:=[.$C$3]*[.B13]+[.$D$3]*[.C13]+[.$E$3]*[.D13]+[.$G$3]*SUM([.$B$9:.B13])*[.$C$6]+[.$H$3]*SUM([.$C$9:.C13])*[.$C$6]+[.$I$3]*SUM([.$D$9:.D13])*[.$C$6]+[.$K$3]*([.B13]-[.B12])/[.$C$6]+[.$L$3]*([.C13]-[.C12])/[.$C$6]+[.$M$3]*([.D13]-[.D12])/[.$C$6]" office:value-type="float" office:value="-1.3882">
            <text:p>-1.39</text:p>
          </table:table-cell>
          <table:table-cell table:formula="of:=[.$C$4]*[.B13]+[.$D$4]*[.C13]+[.$E$4]*[.D13]+[.$G$4]*SUM([.$B$9:.B13])*[.$C$6]+[.$H$4]*SUM([.$C$9:.C13])*[.$C$6]+[.$I$4]*SUM([.$D$9:.D13])*[.$C$6]+[.$K$4]*([.B13]-[.B12])/[.$C$6]+[.$L$4]*([.C13]-[.C12])/[.$C$6]+[.$M$4]*([.D13]-[.D12])/[.$C$6]" office:value-type="float" office:value="-0.6738">
            <text:p>-0.67</text:p>
          </table:table-cell>
          <table:table-cell table:formula="of:=[.$C$5]*[.B13]+[.$D$5]*[.C13]+[.$E$5]*[.D13]+[.$G$5]*SUM([.$B$9:.B13])*[.$C$6]+[.$H$5]*SUM([.$C$9:.C13])*[.$C$6]+[.$I$5]*SUM([.$D$9:.D13])*[.$C$6]+[.$K$5]*([.B13]-[.B12])/[.$C$6]+[.$L$5]*([.C13]-[.C12])/[.$C$6]+[.$M$5]*([.D13]-[.D12])/[.$C$6]" office:value-type="float" office:value="-1.885">
            <text:p>-1.89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48">
            <text:p>0.48</text:p>
          </table:table-cell>
          <table:table-cell office:value-type="float" office:value="0.12">
            <text:p>0.12</text:p>
          </table:table-cell>
          <table:table-cell office:value-type="float" office:value="-0.08">
            <text:p>-0.08</text:p>
          </table:table-cell>
          <table:table-cell table:formula="of:=[.$C$3]*[.B14]+[.$D$3]*[.C14]+[.$E$3]*[.D14]+[.$G$3]*SUM([.$B$9:.B14])*[.$C$6]+[.$H$3]*SUM([.$C$9:.C14])*[.$C$6]+[.$I$3]*SUM([.$D$9:.D14])*[.$C$6]+[.$K$3]*([.B14]-[.B13])/[.$C$6]+[.$L$3]*([.C14]-[.C13])/[.$C$6]+[.$M$3]*([.D14]-[.D13])/[.$C$6]" office:value-type="float" office:value="2.1741">
            <text:p>2.17</text:p>
          </table:table-cell>
          <table:table-cell table:formula="of:=[.$C$4]*[.B14]+[.$D$4]*[.C14]+[.$E$4]*[.D14]+[.$G$4]*SUM([.$B$9:.B14])*[.$C$6]+[.$H$4]*SUM([.$C$9:.C14])*[.$C$6]+[.$I$4]*SUM([.$D$9:.D14])*[.$C$6]+[.$K$4]*([.B14]-[.B13])/[.$C$6]+[.$L$4]*([.C14]-[.C13])/[.$C$6]+[.$M$4]*([.D14]-[.D13])/[.$C$6]" office:value-type="float" office:value="0.7357">
            <text:p>0.74</text:p>
          </table:table-cell>
          <table:table-cell table:formula="of:=[.$C$5]*[.B14]+[.$D$5]*[.C14]+[.$E$5]*[.D14]+[.$G$5]*SUM([.$B$9:.B14])*[.$C$6]+[.$H$5]*SUM([.$C$9:.C14])*[.$C$6]+[.$I$5]*SUM([.$D$9:.D14])*[.$C$6]+[.$K$5]*([.B14]-[.B13])/[.$C$6]+[.$L$5]*([.C14]-[.C13])/[.$C$6]+[.$M$5]*([.D14]-[.D13])/[.$C$6]" office:value-type="float" office:value="1.2809">
            <text:p>1.28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34">
            <text:p>0.3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f:=[.$C$3]*[.B15]+[.$D$3]*[.C15]+[.$E$3]*[.D15]+[.$G$3]*SUM([.$B$9:.B15])*[.$C$6]+[.$H$3]*SUM([.$C$9:.C15])*[.$C$6]+[.$I$3]*SUM([.$D$9:.D15])*[.$C$6]+[.$K$3]*([.B15]-[.B14])/[.$C$6]+[.$L$3]*([.C15]-[.C14])/[.$C$6]+[.$M$3]*([.D15]-[.D14])/[.$C$6]" office:value-type="float" office:value="1.778">
            <text:p>1.78</text:p>
          </table:table-cell>
          <table:table-cell table:formula="of:=[.$C$4]*[.B15]+[.$D$4]*[.C15]+[.$E$4]*[.D15]+[.$G$4]*SUM([.$B$9:.B15])*[.$C$6]+[.$H$4]*SUM([.$C$9:.C15])*[.$C$6]+[.$I$4]*SUM([.$D$9:.D15])*[.$C$6]+[.$K$4]*([.B15]-[.B14])/[.$C$6]+[.$L$4]*([.C15]-[.C14])/[.$C$6]+[.$M$4]*([.D15]-[.D14])/[.$C$6]" office:value-type="float" office:value="0.824">
            <text:p>0.82</text:p>
          </table:table-cell>
          <table:table-cell table:formula="of:=[.$C$5]*[.B15]+[.$D$5]*[.C15]+[.$E$5]*[.D15]+[.$G$5]*SUM([.$B$9:.B15])*[.$C$6]+[.$H$5]*SUM([.$C$9:.C15])*[.$C$6]+[.$I$5]*SUM([.$D$9:.D15])*[.$C$6]+[.$K$5]*([.B15]-[.B14])/[.$C$6]+[.$L$5]*([.C15]-[.C14])/[.$C$6]+[.$M$5]*([.D15]-[.D14])/[.$C$6]" office:value-type="float" office:value="1.8946">
            <text:p>1.89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76">
            <text:p>0.76</text:p>
          </table:table-cell>
          <table:table-cell office:value-type="float" office:value="0.5">
            <text:p>0.5</text:p>
          </table:table-cell>
          <table:table-cell office:value-type="float" office:value="0.24">
            <text:p>0.24</text:p>
          </table:table-cell>
          <table:table-cell table:formula="of:=[.$C$3]*[.B16]+[.$D$3]*[.C16]+[.$E$3]*[.D16]+[.$G$3]*SUM([.$B$9:.B16])*[.$C$6]+[.$H$3]*SUM([.$C$9:.C16])*[.$C$6]+[.$I$3]*SUM([.$D$9:.D16])*[.$C$6]+[.$K$3]*([.B16]-[.B15])/[.$C$6]+[.$L$3]*([.C16]-[.C15])/[.$C$6]+[.$M$3]*([.D16]-[.D15])/[.$C$6]" office:value-type="float" office:value="5.7498">
            <text:p>5.75</text:p>
          </table:table-cell>
          <table:table-cell table:formula="of:=[.$C$4]*[.B16]+[.$D$4]*[.C16]+[.$E$4]*[.D16]+[.$G$4]*SUM([.$B$9:.B16])*[.$C$6]+[.$H$4]*SUM([.$C$9:.C16])*[.$C$6]+[.$I$4]*SUM([.$D$9:.D16])*[.$C$6]+[.$K$4]*([.B16]-[.B15])/[.$C$6]+[.$L$4]*([.C16]-[.C15])/[.$C$6]+[.$M$4]*([.D16]-[.D15])/[.$C$6]" office:value-type="float" office:value="3.2412">
            <text:p>3.24</text:p>
          </table:table-cell>
          <table:table-cell table:formula="of:=[.$C$5]*[.B16]+[.$D$5]*[.C16]+[.$E$5]*[.D16]+[.$G$5]*SUM([.$B$9:.B16])*[.$C$6]+[.$H$5]*SUM([.$C$9:.C16])*[.$C$6]+[.$I$5]*SUM([.$D$9:.D16])*[.$C$6]+[.$K$5]*([.B16]-[.B15])/[.$C$6]+[.$L$5]*([.C16]-[.C15])/[.$C$6]+[.$M$5]*([.D16]-[.D15])/[.$C$6]" office:value-type="float" office:value="6.5148">
            <text:p>6.51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07">
            <text:p>-0.07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table:formula="of:=[.$C$3]*[.B17]+[.$D$3]*[.C17]+[.$E$3]*[.D17]+[.$G$3]*SUM([.$B$9:.B17])*[.$C$6]+[.$H$3]*SUM([.$C$9:.C17])*[.$C$6]+[.$I$3]*SUM([.$D$9:.D17])*[.$C$6]+[.$K$3]*([.B17]-[.B16])/[.$C$6]+[.$L$3]*([.C17]-[.C16])/[.$C$6]+[.$M$3]*([.D17]-[.D16])/[.$C$6]" office:value-type="float" office:value="2.1665">
            <text:p>2.17</text:p>
          </table:table-cell>
          <table:table-cell table:formula="of:=[.$C$4]*[.B17]+[.$D$4]*[.C17]+[.$E$4]*[.D17]+[.$G$4]*SUM([.$B$9:.B17])*[.$C$6]+[.$H$4]*SUM([.$C$9:.C17])*[.$C$6]+[.$I$4]*SUM([.$D$9:.D17])*[.$C$6]+[.$K$4]*([.B17]-[.B16])/[.$C$6]+[.$L$4]*([.C17]-[.C16])/[.$C$6]+[.$M$4]*([.D17]-[.D16])/[.$C$6]" office:value-type="float" office:value="2.5284">
            <text:p>2.53</text:p>
          </table:table-cell>
          <table:table-cell table:formula="of:=[.$C$5]*[.B17]+[.$D$5]*[.C17]+[.$E$5]*[.D17]+[.$G$5]*SUM([.$B$9:.B17])*[.$C$6]+[.$H$5]*SUM([.$C$9:.C17])*[.$C$6]+[.$I$5]*SUM([.$D$9:.D17])*[.$C$6]+[.$K$5]*([.B17]-[.B16])/[.$C$6]+[.$L$5]*([.C17]-[.C16])/[.$C$6]+[.$M$5]*([.D17]-[.D16])/[.$C$6]" office:value-type="float" office:value="4.3789">
            <text:p>4.38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table:formula="of:=[.$C$3]*[.B18]+[.$D$3]*[.C18]+[.$E$3]*[.D18]+[.$G$3]*SUM([.$B$9:.B18])*[.$C$6]+[.$H$3]*SUM([.$C$9:.C18])*[.$C$6]+[.$I$3]*SUM([.$D$9:.D18])*[.$C$6]+[.$K$3]*([.B18]-[.B17])/[.$C$6]+[.$L$3]*([.C18]-[.C17])/[.$C$6]+[.$M$3]*([.D18]-[.D17])/[.$C$6]" office:value-type="float" office:value="3.5073">
            <text:p>3.51</text:p>
          </table:table-cell>
          <table:table-cell table:formula="of:=[.$C$4]*[.B18]+[.$D$4]*[.C18]+[.$E$4]*[.D18]+[.$G$4]*SUM([.$B$9:.B18])*[.$C$6]+[.$H$4]*SUM([.$C$9:.C18])*[.$C$6]+[.$I$4]*SUM([.$D$9:.D18])*[.$C$6]+[.$K$4]*([.B18]-[.B17])/[.$C$6]+[.$L$4]*([.C18]-[.C17])/[.$C$6]+[.$M$4]*([.D18]-[.D17])/[.$C$6]" office:value-type="float" office:value="3.6524">
            <text:p>3.65</text:p>
          </table:table-cell>
          <table:table-cell table:formula="of:=[.$C$5]*[.B18]+[.$D$5]*[.C18]+[.$E$5]*[.D18]+[.$G$5]*SUM([.$B$9:.B18])*[.$C$6]+[.$H$5]*SUM([.$C$9:.C18])*[.$C$6]+[.$I$5]*SUM([.$D$9:.D18])*[.$C$6]+[.$K$5]*([.B18]-[.B17])/[.$C$6]+[.$L$5]*([.C18]-[.C17])/[.$C$6]+[.$M$5]*([.D18]-[.D17])/[.$C$6]" office:value-type="float" office:value="6.8011">
            <text:p>6.8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07">
            <text:p>-0.07</text:p>
          </table:table-cell>
          <table:table-cell office:value-type="float" office:value="0.02">
            <text:p>0.02</text:p>
          </table:table-cell>
          <table:table-cell office:value-type="float" office:value="0.83">
            <text:p>0.83</text:p>
          </table:table-cell>
          <table:table-cell table:formula="of:=[.$C$3]*[.B19]+[.$D$3]*[.C19]+[.$E$3]*[.D19]+[.$G$3]*SUM([.$B$9:.B19])*[.$C$6]+[.$H$3]*SUM([.$C$9:.C19])*[.$C$6]+[.$I$3]*SUM([.$D$9:.D19])*[.$C$6]+[.$K$3]*([.B19]-[.B18])/[.$C$6]+[.$L$3]*([.C19]-[.C18])/[.$C$6]+[.$M$3]*([.D19]-[.D18])/[.$C$6]" office:value-type="float" office:value="2.6618">
            <text:p>2.66</text:p>
          </table:table-cell>
          <table:table-cell table:formula="of:=[.$C$4]*[.B19]+[.$D$4]*[.C19]+[.$E$4]*[.D19]+[.$G$4]*SUM([.$B$9:.B19])*[.$C$6]+[.$H$4]*SUM([.$C$9:.C19])*[.$C$6]+[.$I$4]*SUM([.$D$9:.D19])*[.$C$6]+[.$K$4]*([.B19]-[.B18])/[.$C$6]+[.$L$4]*([.C19]-[.C18])/[.$C$6]+[.$M$4]*([.D19]-[.D18])/[.$C$6]" office:value-type="float" office:value="4.0085">
            <text:p>4.01</text:p>
          </table:table-cell>
          <table:table-cell table:formula="of:=[.$C$5]*[.B19]+[.$D$5]*[.C19]+[.$E$5]*[.D19]+[.$G$5]*SUM([.$B$9:.B19])*[.$C$6]+[.$H$5]*SUM([.$C$9:.C19])*[.$C$6]+[.$I$5]*SUM([.$D$9:.D19])*[.$C$6]+[.$K$5]*([.B19]-[.B18])/[.$C$6]+[.$L$5]*([.C19]-[.C18])/[.$C$6]+[.$M$5]*([.D19]-[.D18])/[.$C$6]" office:value-type="float" office:value="6.8746">
            <text:p>6.87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31">
            <text:p>-0.31</text:p>
          </table:table-cell>
          <table:table-cell office:value-type="float" office:value="-0.04">
            <text:p>-0.04</text:p>
          </table:table-cell>
          <table:table-cell office:value-type="float" office:value="0.6">
            <text:p>0.6</text:p>
          </table:table-cell>
          <table:table-cell table:formula="of:=[.$C$3]*[.B20]+[.$D$3]*[.C20]+[.$E$3]*[.D20]+[.$G$3]*SUM([.$B$9:.B20])*[.$C$6]+[.$H$3]*SUM([.$C$9:.C20])*[.$C$6]+[.$I$3]*SUM([.$D$9:.D20])*[.$C$6]+[.$K$3]*([.B20]-[.B19])/[.$C$6]+[.$L$3]*([.C20]-[.C19])/[.$C$6]+[.$M$3]*([.D20]-[.D19])/[.$C$6]" office:value-type="float" office:value="1.0292">
            <text:p>1.03</text:p>
          </table:table-cell>
          <table:table-cell table:formula="of:=[.$C$4]*[.B20]+[.$D$4]*[.C20]+[.$E$4]*[.D20]+[.$G$4]*SUM([.$B$9:.B20])*[.$C$6]+[.$H$4]*SUM([.$C$9:.C20])*[.$C$6]+[.$I$4]*SUM([.$D$9:.D20])*[.$C$6]+[.$K$4]*([.B20]-[.B19])/[.$C$6]+[.$L$4]*([.C20]-[.C19])/[.$C$6]+[.$M$4]*([.D20]-[.D19])/[.$C$6]" office:value-type="float" office:value="3.8911">
            <text:p>3.89</text:p>
          </table:table-cell>
          <table:table-cell table:formula="of:=[.$C$5]*[.B20]+[.$D$5]*[.C20]+[.$E$5]*[.D20]+[.$G$5]*SUM([.$B$9:.B20])*[.$C$6]+[.$H$5]*SUM([.$C$9:.C20])*[.$C$6]+[.$I$5]*SUM([.$D$9:.D20])*[.$C$6]+[.$K$5]*([.B20]-[.B19])/[.$C$6]+[.$L$5]*([.C20]-[.C19])/[.$C$6]+[.$M$5]*([.D20]-[.D19])/[.$C$6]" office:value-type="float" office:value="4.4442">
            <text:p>4.44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-0.09">
            <text:p>-0.09</text:p>
          </table:table-cell>
          <table:table-cell office:value-type="float" office:value="0.35">
            <text:p>0.35</text:p>
          </table:table-cell>
          <table:table-cell table:formula="of:=[.$C$3]*[.B21]+[.$D$3]*[.C21]+[.$E$3]*[.D21]+[.$G$3]*SUM([.$B$9:.B21])*[.$C$6]+[.$H$3]*SUM([.$C$9:.C21])*[.$C$6]+[.$I$3]*SUM([.$D$9:.D21])*[.$C$6]+[.$K$3]*([.B21]-[.B20])/[.$C$6]+[.$L$3]*([.C21]-[.C20])/[.$C$6]+[.$M$3]*([.D21]-[.D20])/[.$C$6]" office:value-type="float" office:value="1.9379">
            <text:p>1.94</text:p>
          </table:table-cell>
          <table:table-cell table:formula="of:=[.$C$4]*[.B21]+[.$D$4]*[.C21]+[.$E$4]*[.D21]+[.$G$4]*SUM([.$B$9:.B21])*[.$C$6]+[.$H$4]*SUM([.$C$9:.C21])*[.$C$6]+[.$I$4]*SUM([.$D$9:.D21])*[.$C$6]+[.$K$4]*([.B21]-[.B20])/[.$C$6]+[.$L$4]*([.C21]-[.C20])/[.$C$6]+[.$M$4]*([.D21]-[.D20])/[.$C$6]" office:value-type="float" office:value="4.5045">
            <text:p>4.5</text:p>
          </table:table-cell>
          <table:table-cell table:formula="of:=[.$C$5]*[.B21]+[.$D$5]*[.C21]+[.$E$5]*[.D21]+[.$G$5]*SUM([.$B$9:.B21])*[.$C$6]+[.$H$5]*SUM([.$C$9:.C21])*[.$C$6]+[.$I$5]*SUM([.$D$9:.D21])*[.$C$6]+[.$K$5]*([.B21]-[.B20])/[.$C$6]+[.$L$5]*([.C21]-[.C20])/[.$C$6]+[.$M$5]*([.D21]-[.D20])/[.$C$6]" office:value-type="float" office:value="4.5665">
            <text:p>4.57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69">
            <text:p>0.69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table:formula="of:=[.$C$3]*[.B22]+[.$D$3]*[.C22]+[.$E$3]*[.D22]+[.$G$3]*SUM([.$B$9:.B22])*[.$C$6]+[.$H$3]*SUM([.$C$9:.C22])*[.$C$6]+[.$I$3]*SUM([.$D$9:.D22])*[.$C$6]+[.$K$3]*([.B22]-[.B21])/[.$C$6]+[.$L$3]*([.C22]-[.C21])/[.$C$6]+[.$M$3]*([.D22]-[.D21])/[.$C$6]" office:value-type="float" office:value="0.3073">
            <text:p>0.31</text:p>
          </table:table-cell>
          <table:table-cell table:formula="of:=[.$C$4]*[.B22]+[.$D$4]*[.C22]+[.$E$4]*[.D22]+[.$G$4]*SUM([.$B$9:.B22])*[.$C$6]+[.$H$4]*SUM([.$C$9:.C22])*[.$C$6]+[.$I$4]*SUM([.$D$9:.D22])*[.$C$6]+[.$K$4]*([.B22]-[.B21])/[.$C$6]+[.$L$4]*([.C22]-[.C21])/[.$C$6]+[.$M$4]*([.D22]-[.D21])/[.$C$6]" office:value-type="float" office:value="3.3575">
            <text:p>3.36</text:p>
          </table:table-cell>
          <table:table-cell table:formula="of:=[.$C$5]*[.B22]+[.$D$5]*[.C22]+[.$E$5]*[.D22]+[.$G$5]*SUM([.$B$9:.B22])*[.$C$6]+[.$H$5]*SUM([.$C$9:.C22])*[.$C$6]+[.$I$5]*SUM([.$D$9:.D22])*[.$C$6]+[.$K$5]*([.B22]-[.B21])/[.$C$6]+[.$L$5]*([.C22]-[.C21])/[.$C$6]+[.$M$5]*([.D22]-[.D21])/[.$C$6]" office:value-type="float" office:value="2.8167">
            <text:p>2.82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32">
            <text:p>-0.32</text:p>
          </table:table-cell>
          <table:table-cell office:value-type="float" office:value="-0.02">
            <text:p>-0.02</text:p>
          </table:table-cell>
          <table:table-cell office:value-type="float" office:value="-0.05">
            <text:p>-0.05</text:p>
          </table:table-cell>
          <table:table-cell table:formula="of:=[.$C$3]*[.B23]+[.$D$3]*[.C23]+[.$E$3]*[.D23]+[.$G$3]*SUM([.$B$9:.B23])*[.$C$6]+[.$H$3]*SUM([.$C$9:.C23])*[.$C$6]+[.$I$3]*SUM([.$D$9:.D23])*[.$C$6]+[.$K$3]*([.B23]-[.B22])/[.$C$6]+[.$L$3]*([.C23]-[.C22])/[.$C$6]+[.$M$3]*([.D23]-[.D22])/[.$C$6]" office:value-type="float" office:value="-0.3768">
            <text:p>-0.38</text:p>
          </table:table-cell>
          <table:table-cell table:formula="of:=[.$C$4]*[.B23]+[.$D$4]*[.C23]+[.$E$4]*[.D23]+[.$G$4]*SUM([.$B$9:.B23])*[.$C$6]+[.$H$4]*SUM([.$C$9:.C23])*[.$C$6]+[.$I$4]*SUM([.$D$9:.D23])*[.$C$6]+[.$K$4]*([.B23]-[.B22])/[.$C$6]+[.$L$4]*([.C23]-[.C22])/[.$C$6]+[.$M$4]*([.D23]-[.D22])/[.$C$6]" office:value-type="float" office:value="3.3194">
            <text:p>3.32</text:p>
          </table:table-cell>
          <table:table-cell table:formula="of:=[.$C$5]*[.B23]+[.$D$5]*[.C23]+[.$E$5]*[.D23]+[.$G$5]*SUM([.$B$9:.B23])*[.$C$6]+[.$H$5]*SUM([.$C$9:.C23])*[.$C$6]+[.$I$5]*SUM([.$D$9:.D23])*[.$C$6]+[.$K$5]*([.B23]-[.B22])/[.$C$6]+[.$L$5]*([.C23]-[.C22])/[.$C$6]+[.$M$5]*([.D23]-[.D22])/[.$C$6]" office:value-type="float" office:value="1.9344">
            <text:p>1.93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36">
            <text:p>0.36</text:p>
          </table:table-cell>
          <table:table-cell office:value-type="float" office:value="0.4">
            <text:p>0.4</text:p>
          </table:table-cell>
          <table:table-cell office:value-type="float" office:value="-0.45">
            <text:p>-0.45</text:p>
          </table:table-cell>
          <table:table-cell table:formula="of:=[.$C$3]*[.B24]+[.$D$3]*[.C24]+[.$E$3]*[.D24]+[.$G$3]*SUM([.$B$9:.B24])*[.$C$6]+[.$H$3]*SUM([.$C$9:.C24])*[.$C$6]+[.$I$3]*SUM([.$D$9:.D24])*[.$C$6]+[.$K$3]*([.B24]-[.B23])/[.$C$6]+[.$L$3]*([.C24]-[.C23])/[.$C$6]+[.$M$3]*([.D24]-[.D23])/[.$C$6]" office:value-type="float" office:value="2.9682">
            <text:p>2.97</text:p>
          </table:table-cell>
          <table:table-cell table:formula="of:=[.$C$4]*[.B24]+[.$D$4]*[.C24]+[.$E$4]*[.D24]+[.$G$4]*SUM([.$B$9:.B24])*[.$C$6]+[.$H$4]*SUM([.$C$9:.C24])*[.$C$6]+[.$I$4]*SUM([.$D$9:.D24])*[.$C$6]+[.$K$4]*([.B24]-[.B23])/[.$C$6]+[.$L$4]*([.C24]-[.C23])/[.$C$6]+[.$M$4]*([.D24]-[.D23])/[.$C$6]" office:value-type="float" office:value="4.6394">
            <text:p>4.64</text:p>
          </table:table-cell>
          <table:table-cell table:formula="of:=[.$C$5]*[.B24]+[.$D$5]*[.C24]+[.$E$5]*[.D24]+[.$G$5]*SUM([.$B$9:.B24])*[.$C$6]+[.$H$5]*SUM([.$C$9:.C24])*[.$C$6]+[.$I$5]*SUM([.$D$9:.D24])*[.$C$6]+[.$K$5]*([.B24]-[.B23])/[.$C$6]+[.$L$5]*([.C24]-[.C23])/[.$C$6]+[.$M$5]*([.D24]-[.D23])/[.$C$6]" office:value-type="float" office:value="3.7906">
            <text:p>3.79</text:p>
          </table:table-cell>
          <table:table-cell table:number-columns-repeated="6"/>
        </table:table-row>
      </table:table>
      <table:table table:name="mimo step-time" table:style-name="ta1" table:print="false">
        <table:table-column table:style-name="co1" table:number-columns-repeated="13" table:default-cell-style-name="Default"/>
        <table:table-row table:style-name="ro1">
          <table:table-cell table:style-name="ce1" office:value-type="string">
            <text:p>MIMO PID Controller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</table:table-row>
        <table:table-row table:style-name="ro3">
          <table:table-cell/>
          <table:table-cell table:style-name="ce4" office:value-type="string">
            <text:p>Kp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table:style-name="ce4" office:value-type="string">
            <text:p>Ki</text:p>
          </table:table-cell>
          <table:table-cell office:value-type="float" office:value="0.9">
            <text:p>0.9</text:p>
          </table:table-cell>
          <table:table-cell office:value-type="float" office:value="0.63">
            <text:p>0.63</text:p>
          </table:table-cell>
          <table:table-cell office:value-type="float" office:value="1">
            <text:p>1</text:p>
          </table:table-cell>
          <table:table-cell table:style-name="ce4" office:value-type="string">
            <text:p>Kd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table:number-columns-repeated="2"/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3.8">
            <text:p>3.8</text:p>
          </table:table-cell>
          <table:table-cell/>
          <table:table-cell office:value-type="float" office:value="2.2">
            <text:p>2.2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/>
          <table:table-cell office:value-type="float" office:value="0.4">
            <text:p>0.4</text:p>
          </table:table-cell>
          <table:table-cell office:value-type="float" office:value="0.03">
            <text:p>0.03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/>
          <table:table-cell table:style-name="ce4" office:value-type="string">
            <text:p>Step Time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u1</text:p>
          </table:table-cell>
          <table:table-cell table:style-name="ce3" office:value-type="string">
            <text:p>u2</text:p>
          </table:table-cell>
          <table:table-cell table:style-name="ce3" office:value-type="string">
            <text:p>u3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08">
            <text:p>-0.08</text:p>
          </table:table-cell>
          <table:table-cell office:value-type="float" office:value="0.04">
            <text:p>0.04</text:p>
          </table:table-cell>
          <table:table-cell office:value-type="float" office:value="-0.01">
            <text:p>-0.01</text:p>
          </table:table-cell>
          <table:table-cell table:formula="of:=[.$C$3]*[.B9]+[.$D$3]*[.C9]+[.$E$3]*[.D9]+[.$G$3]*SUM([.$B$9:.B9])*[.$C$6]+[.$H$3]*SUM([.$C$9:.C9])*[.$C$6]+[.$I$3]*SUM([.$D$9:.D9])*[.$C$6]" office:value-type="float" office:value="-0.2244">
            <text:p>-0.22</text:p>
          </table:table-cell>
          <table:table-cell table:formula="of:=[.$C$4]*[.B9]+[.$D$4]*[.C9]+[.$E$4]*[.D9]+[.$G$4]*SUM([.$B$9:.B9])*[.$C$6]+[.$H$4]*SUM([.$C$9:.C9])*[.$C$6]+[.$I$4]*SUM([.$D$9:.D9])*[.$C$6]" office:value-type="float" office:value="-0.04336">
            <text:p>-0.04</text:p>
          </table:table-cell>
          <table:table-cell table:formula="of:=[.$C$5]*[.B9]+[.$D$5]*[.C9]+[.$E$5]*[.D9]+[.$G$5]*SUM([.$B$9:.B9])*[.$C$6]+[.$H$5]*SUM([.$C$9:.C9])*[.$C$6]+[.$I$5]*SUM([.$D$9:.D9])*[.$C$6]" office:value-type="float" office:value="-0.1942">
            <text:p>-0.19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06">
            <text:p>-0.06</text:p>
          </table:table-cell>
          <table:table-cell office:value-type="float" office:value="0.02">
            <text:p>0.02</text:p>
          </table:table-cell>
          <table:table-cell office:value-type="float" office:value="-0.02">
            <text:p>-0.02</text:p>
          </table:table-cell>
          <table:table-cell table:formula="of:=[.$C$3]*[.B10]+[.$D$3]*[.C10]+[.$E$3]*[.D10]+[.$G$3]*SUM([.$B$9:.B10])*[.$C$6]+[.$H$3]*SUM([.$C$9:.C10])*[.$C$6]+[.$I$3]*SUM([.$D$9:.D10])*[.$C$6]+[.$K$3]*([.B10]-[.B9])/[.$C$6]+[.$L$3]*([.C10]-[.C9])/[.$C$6]+[.$M$3]*([.D10]-[.D9])/[.$C$6]" office:value-type="float" office:value="-0.2318">
            <text:p>-0.23</text:p>
          </table:table-cell>
          <table:table-cell table:formula="of:=[.$C$4]*[.B10]+[.$D$4]*[.C10]+[.$E$4]*[.D10]+[.$G$4]*SUM([.$B$9:.B10])*[.$C$6]+[.$H$4]*SUM([.$C$9:.C10])*[.$C$6]+[.$I$4]*SUM([.$D$9:.D10])*[.$C$6]+[.$K$4]*([.B10]-[.B9])/[.$C$6]+[.$L$4]*([.C10]-[.C9])/[.$C$6]+[.$M$4]*([.D10]-[.D9])/[.$C$6]" office:value-type="float" office:value="-0.06164">
            <text:p>-0.06</text:p>
          </table:table-cell>
          <table:table-cell table:formula="of:=[.$C$5]*[.B10]+[.$D$5]*[.C10]+[.$E$5]*[.D10]+[.$G$5]*SUM([.$B$9:.B10])*[.$C$6]+[.$H$5]*SUM([.$C$9:.C10])*[.$C$6]+[.$I$5]*SUM([.$D$9:.D10])*[.$C$6]+[.$K$5]*([.B10]-[.B9])/[.$C$6]+[.$L$5]*([.C10]-[.C9])/[.$C$6]+[.$M$5]*([.D10]-[.D9])/[.$C$6]" office:value-type="float" office:value="-0.2284">
            <text:p>-0.23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05">
            <text:p>-0.05</text:p>
          </table:table-cell>
          <table:table-cell office:value-type="float" office:value="-0.02">
            <text:p>-0.02</text:p>
          </table:table-cell>
          <table:table-cell office:value-type="float" office:value="-0.01">
            <text:p>-0.01</text:p>
          </table:table-cell>
          <table:table-cell table:formula="of:=[.$C$3]*[.B11]+[.$D$3]*[.C11]+[.$E$3]*[.D11]+[.$G$3]*SUM([.$B$9:.B11])*[.$C$6]+[.$H$3]*SUM([.$C$9:.C11])*[.$C$6]+[.$I$3]*SUM([.$D$9:.D11])*[.$C$6]+[.$K$3]*([.B11]-[.B10])/[.$C$6]+[.$L$3]*([.C11]-[.C10])/[.$C$6]+[.$M$3]*([.D11]-[.D10])/[.$C$6]" office:value-type="float" office:value="-0.2974">
            <text:p>-0.3</text:p>
          </table:table-cell>
          <table:table-cell table:formula="of:=[.$C$4]*[.B11]+[.$D$4]*[.C11]+[.$E$4]*[.D11]+[.$G$4]*SUM([.$B$9:.B11])*[.$C$6]+[.$H$4]*SUM([.$C$9:.C11])*[.$C$6]+[.$I$4]*SUM([.$D$9:.D11])*[.$C$6]+[.$K$4]*([.B11]-[.B10])/[.$C$6]+[.$L$4]*([.C11]-[.C10])/[.$C$6]+[.$M$4]*([.D11]-[.D10])/[.$C$6]" office:value-type="float" office:value="-0.12116">
            <text:p>-0.12</text:p>
          </table:table-cell>
          <table:table-cell table:formula="of:=[.$C$5]*[.B11]+[.$D$5]*[.C11]+[.$E$5]*[.D11]+[.$G$5]*SUM([.$B$9:.B11])*[.$C$6]+[.$H$5]*SUM([.$C$9:.C11])*[.$C$6]+[.$I$5]*SUM([.$D$9:.D11])*[.$C$6]+[.$K$5]*([.B11]-[.B10])/[.$C$6]+[.$L$5]*([.C11]-[.C10])/[.$C$6]+[.$M$5]*([.D11]-[.D10])/[.$C$6]" office:value-type="float" office:value="-0.2052">
            <text:p>-0.21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-0.01">
            <text:p>-0.01</text:p>
          </table:table-cell>
          <table:table-cell office:value-type="float" office:value="0.04">
            <text:p>0.04</text:p>
          </table:table-cell>
          <table:table-cell table:formula="of:=[.$C$3]*[.B12]+[.$D$3]*[.C12]+[.$E$3]*[.D12]+[.$G$3]*SUM([.$B$9:.B12])*[.$C$6]+[.$H$3]*SUM([.$C$9:.C12])*[.$C$6]+[.$I$3]*SUM([.$D$9:.D12])*[.$C$6]+[.$K$3]*([.B12]-[.B11])/[.$C$6]+[.$L$3]*([.C12]-[.C11])/[.$C$6]+[.$M$3]*([.D12]-[.D11])/[.$C$6]" office:value-type="float" office:value="0.2203">
            <text:p>0.22</text:p>
          </table:table-cell>
          <table:table-cell table:formula="of:=[.$C$4]*[.B12]+[.$D$4]*[.C12]+[.$E$4]*[.D12]+[.$G$4]*SUM([.$B$9:.B12])*[.$C$6]+[.$H$4]*SUM([.$C$9:.C12])*[.$C$6]+[.$I$4]*SUM([.$D$9:.D12])*[.$C$6]+[.$K$4]*([.B12]-[.B11])/[.$C$6]+[.$L$4]*([.C12]-[.C11])/[.$C$6]+[.$M$4]*([.D12]-[.D11])/[.$C$6]" office:value-type="float" office:value="0.07228">
            <text:p>0.07</text:p>
          </table:table-cell>
          <table:table-cell table:formula="of:=[.$C$5]*[.B12]+[.$D$5]*[.C12]+[.$E$5]*[.D12]+[.$G$5]*SUM([.$B$9:.B12])*[.$C$6]+[.$H$5]*SUM([.$C$9:.C12])*[.$C$6]+[.$I$5]*SUM([.$D$9:.D12])*[.$C$6]+[.$K$5]*([.B12]-[.B11])/[.$C$6]+[.$L$5]*([.C12]-[.C11])/[.$C$6]+[.$M$5]*([.D12]-[.D11])/[.$C$6]" office:value-type="float" office:value="0.4989">
            <text:p>0.5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38">
            <text:p>-0.38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formula="of:=[.$C$3]*[.B13]+[.$D$3]*[.C13]+[.$E$3]*[.D13]+[.$G$3]*SUM([.$B$9:.B13])*[.$C$6]+[.$H$3]*SUM([.$C$9:.C13])*[.$C$6]+[.$I$3]*SUM([.$D$9:.D13])*[.$C$6]+[.$K$3]*([.B13]-[.B12])/[.$C$6]+[.$L$3]*([.C13]-[.C12])/[.$C$6]+[.$M$3]*([.D13]-[.D12])/[.$C$6]" office:value-type="float" office:value="-1.2754">
            <text:p>-1.28</text:p>
          </table:table-cell>
          <table:table-cell table:formula="of:=[.$C$4]*[.B13]+[.$D$4]*[.C13]+[.$E$4]*[.D13]+[.$G$4]*SUM([.$B$9:.B13])*[.$C$6]+[.$H$4]*SUM([.$C$9:.C13])*[.$C$6]+[.$I$4]*SUM([.$D$9:.D13])*[.$C$6]+[.$K$4]*([.B13]-[.B12])/[.$C$6]+[.$L$4]*([.C13]-[.C12])/[.$C$6]+[.$M$4]*([.D13]-[.D12])/[.$C$6]" office:value-type="float" office:value="-0.51828">
            <text:p>-0.52</text:p>
          </table:table-cell>
          <table:table-cell table:formula="of:=[.$C$5]*[.B13]+[.$D$5]*[.C13]+[.$E$5]*[.D13]+[.$G$5]*SUM([.$B$9:.B13])*[.$C$6]+[.$H$5]*SUM([.$C$9:.C13])*[.$C$6]+[.$I$5]*SUM([.$D$9:.D13])*[.$C$6]+[.$K$5]*([.B13]-[.B12])/[.$C$6]+[.$L$5]*([.C13]-[.C12])/[.$C$6]+[.$M$5]*([.D13]-[.D12])/[.$C$6]" office:value-type="float" office:value="-1.7482">
            <text:p>-1.75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48">
            <text:p>0.48</text:p>
          </table:table-cell>
          <table:table-cell office:value-type="float" office:value="0.12">
            <text:p>0.12</text:p>
          </table:table-cell>
          <table:table-cell office:value-type="float" office:value="-0.08">
            <text:p>-0.08</text:p>
          </table:table-cell>
          <table:table-cell table:formula="of:=[.$C$3]*[.B14]+[.$D$3]*[.C14]+[.$E$3]*[.D14]+[.$G$3]*SUM([.$B$9:.B14])*[.$C$6]+[.$H$3]*SUM([.$C$9:.C14])*[.$C$6]+[.$I$3]*SUM([.$D$9:.D14])*[.$C$6]+[.$K$3]*([.B14]-[.B13])/[.$C$6]+[.$L$3]*([.C14]-[.C13])/[.$C$6]+[.$M$3]*([.D14]-[.D13])/[.$C$6]" office:value-type="float" office:value="2.1985">
            <text:p>2.2</text:p>
          </table:table-cell>
          <table:table-cell table:formula="of:=[.$C$4]*[.B14]+[.$D$4]*[.C14]+[.$E$4]*[.D14]+[.$G$4]*SUM([.$B$9:.B14])*[.$C$6]+[.$H$4]*SUM([.$C$9:.C14])*[.$C$6]+[.$I$4]*SUM([.$D$9:.D14])*[.$C$6]+[.$K$4]*([.B14]-[.B13])/[.$C$6]+[.$L$4]*([.C14]-[.C13])/[.$C$6]+[.$M$4]*([.D14]-[.D13])/[.$C$6]" office:value-type="float" office:value="1.04074">
            <text:p>1.04</text:p>
          </table:table-cell>
          <table:table-cell table:formula="of:=[.$C$5]*[.B14]+[.$D$5]*[.C14]+[.$E$5]*[.D14]+[.$G$5]*SUM([.$B$9:.B14])*[.$C$6]+[.$H$5]*SUM([.$C$9:.C14])*[.$C$6]+[.$I$5]*SUM([.$D$9:.D14])*[.$C$6]+[.$K$5]*([.B14]-[.B13])/[.$C$6]+[.$L$5]*([.C14]-[.C13])/[.$C$6]+[.$M$5]*([.D14]-[.D13])/[.$C$6]" office:value-type="float" office:value="2.3405">
            <text:p>2.34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34">
            <text:p>0.3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f:=[.$C$3]*[.B15]+[.$D$3]*[.C15]+[.$E$3]*[.D15]+[.$G$3]*SUM([.$B$9:.B15])*[.$C$6]+[.$H$3]*SUM([.$C$9:.C15])*[.$C$6]+[.$I$3]*SUM([.$D$9:.D15])*[.$C$6]+[.$K$3]*([.B15]-[.B14])/[.$C$6]+[.$L$3]*([.C15]-[.C14])/[.$C$6]+[.$M$3]*([.D15]-[.D14])/[.$C$6]" office:value-type="float" office:value="1.6196">
            <text:p>1.62</text:p>
          </table:table-cell>
          <table:table-cell table:formula="of:=[.$C$4]*[.B15]+[.$D$4]*[.C15]+[.$E$4]*[.D15]+[.$G$4]*SUM([.$B$9:.B15])*[.$C$6]+[.$H$4]*SUM([.$C$9:.C15])*[.$C$6]+[.$I$4]*SUM([.$D$9:.D15])*[.$C$6]+[.$K$4]*([.B15]-[.B14])/[.$C$6]+[.$L$4]*([.C15]-[.C14])/[.$C$6]+[.$M$4]*([.D15]-[.D14])/[.$C$6]" office:value-type="float" office:value="0.42048">
            <text:p>0.42</text:p>
          </table:table-cell>
          <table:table-cell table:formula="of:=[.$C$5]*[.B15]+[.$D$5]*[.C15]+[.$E$5]*[.D15]+[.$G$5]*SUM([.$B$9:.B15])*[.$C$6]+[.$H$5]*SUM([.$C$9:.C15])*[.$C$6]+[.$I$5]*SUM([.$D$9:.D15])*[.$C$6]+[.$K$5]*([.B15]-[.B14])/[.$C$6]+[.$L$5]*([.C15]-[.C14])/[.$C$6]+[.$M$5]*([.D15]-[.D14])/[.$C$6]" office:value-type="float" office:value="1.2618">
            <text:p>1.26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76">
            <text:p>0.76</text:p>
          </table:table-cell>
          <table:table-cell office:value-type="float" office:value="0.5">
            <text:p>0.5</text:p>
          </table:table-cell>
          <table:table-cell office:value-type="float" office:value="0.24">
            <text:p>0.24</text:p>
          </table:table-cell>
          <table:table-cell table:formula="of:=[.$C$3]*[.B16]+[.$D$3]*[.C16]+[.$E$3]*[.D16]+[.$G$3]*SUM([.$B$9:.B16])*[.$C$6]+[.$H$3]*SUM([.$C$9:.C16])*[.$C$6]+[.$I$3]*SUM([.$D$9:.D16])*[.$C$6]+[.$K$3]*([.B16]-[.B15])/[.$C$6]+[.$L$3]*([.C16]-[.C15])/[.$C$6]+[.$M$3]*([.D16]-[.D15])/[.$C$6]" office:value-type="float" office:value="5.309">
            <text:p>5.31</text:p>
          </table:table-cell>
          <table:table-cell table:formula="of:=[.$C$4]*[.B16]+[.$D$4]*[.C16]+[.$E$4]*[.D16]+[.$G$4]*SUM([.$B$9:.B16])*[.$C$6]+[.$H$4]*SUM([.$C$9:.C16])*[.$C$6]+[.$I$4]*SUM([.$D$9:.D16])*[.$C$6]+[.$K$4]*([.B16]-[.B15])/[.$C$6]+[.$L$4]*([.C16]-[.C15])/[.$C$6]+[.$M$4]*([.D16]-[.D15])/[.$C$6]" office:value-type="float" office:value="2.18328">
            <text:p>2.18</text:p>
          </table:table-cell>
          <table:table-cell table:formula="of:=[.$C$5]*[.B16]+[.$D$5]*[.C16]+[.$E$5]*[.D16]+[.$G$5]*SUM([.$B$9:.B16])*[.$C$6]+[.$H$5]*SUM([.$C$9:.C16])*[.$C$6]+[.$I$5]*SUM([.$D$9:.D16])*[.$C$6]+[.$K$5]*([.B16]-[.B15])/[.$C$6]+[.$L$5]*([.C16]-[.C15])/[.$C$6]+[.$M$5]*([.D16]-[.D15])/[.$C$6]" office:value-type="float" office:value="5.27">
            <text:p>5.27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07">
            <text:p>-0.07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table:formula="of:=[.$C$3]*[.B17]+[.$D$3]*[.C17]+[.$E$3]*[.D17]+[.$G$3]*SUM([.$B$9:.B17])*[.$C$6]+[.$H$3]*SUM([.$C$9:.C17])*[.$C$6]+[.$I$3]*SUM([.$D$9:.D17])*[.$C$6]+[.$K$3]*([.B17]-[.B16])/[.$C$6]+[.$L$3]*([.C17]-[.C16])/[.$C$6]+[.$M$3]*([.D17]-[.D16])/[.$C$6]" office:value-type="float" office:value="1.4245">
            <text:p>1.42</text:p>
          </table:table-cell>
          <table:table-cell table:formula="of:=[.$C$4]*[.B17]+[.$D$4]*[.C17]+[.$E$4]*[.D17]+[.$G$4]*SUM([.$B$9:.B17])*[.$C$6]+[.$H$4]*SUM([.$C$9:.C17])*[.$C$6]+[.$I$4]*SUM([.$D$9:.D17])*[.$C$6]+[.$K$4]*([.B17]-[.B16])/[.$C$6]+[.$L$4]*([.C17]-[.C16])/[.$C$6]+[.$M$4]*([.D17]-[.D16])/[.$C$6]" office:value-type="float" office:value="0.46376">
            <text:p>0.46</text:p>
          </table:table-cell>
          <table:table-cell table:formula="of:=[.$C$5]*[.B17]+[.$D$5]*[.C17]+[.$E$5]*[.D17]+[.$G$5]*SUM([.$B$9:.B17])*[.$C$6]+[.$H$5]*SUM([.$C$9:.C17])*[.$C$6]+[.$I$5]*SUM([.$D$9:.D17])*[.$C$6]+[.$K$5]*([.B17]-[.B16])/[.$C$6]+[.$L$5]*([.C17]-[.C16])/[.$C$6]+[.$M$5]*([.D17]-[.D16])/[.$C$6]" office:value-type="float" office:value="0.6545">
            <text:p>0.65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table:formula="of:=[.$C$3]*[.B18]+[.$D$3]*[.C18]+[.$E$3]*[.D18]+[.$G$3]*SUM([.$B$9:.B18])*[.$C$6]+[.$H$3]*SUM([.$C$9:.C18])*[.$C$6]+[.$I$3]*SUM([.$D$9:.D18])*[.$C$6]+[.$K$3]*([.B18]-[.B17])/[.$C$6]+[.$L$3]*([.C18]-[.C17])/[.$C$6]+[.$M$3]*([.D18]-[.D17])/[.$C$6]" office:value-type="float" office:value="2.6869">
            <text:p>2.69</text:p>
          </table:table-cell>
          <table:table-cell table:formula="of:=[.$C$4]*[.B18]+[.$D$4]*[.C18]+[.$E$4]*[.D18]+[.$G$4]*SUM([.$B$9:.B18])*[.$C$6]+[.$H$4]*SUM([.$C$9:.C18])*[.$C$6]+[.$I$4]*SUM([.$D$9:.D18])*[.$C$6]+[.$K$4]*([.B18]-[.B17])/[.$C$6]+[.$L$4]*([.C18]-[.C17])/[.$C$6]+[.$M$4]*([.D18]-[.D17])/[.$C$6]" office:value-type="float" office:value="1.36936">
            <text:p>1.37</text:p>
          </table:table-cell>
          <table:table-cell table:formula="of:=[.$C$5]*[.B18]+[.$D$5]*[.C18]+[.$E$5]*[.D18]+[.$G$5]*SUM([.$B$9:.B18])*[.$C$6]+[.$H$5]*SUM([.$C$9:.C18])*[.$C$6]+[.$I$5]*SUM([.$D$9:.D18])*[.$C$6]+[.$K$5]*([.B18]-[.B17])/[.$C$6]+[.$L$5]*([.C18]-[.C17])/[.$C$6]+[.$M$5]*([.D18]-[.D17])/[.$C$6]" office:value-type="float" office:value="4.6647">
            <text:p>4.66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07">
            <text:p>-0.07</text:p>
          </table:table-cell>
          <table:table-cell office:value-type="float" office:value="0.02">
            <text:p>0.02</text:p>
          </table:table-cell>
          <table:table-cell office:value-type="float" office:value="0.83">
            <text:p>0.83</text:p>
          </table:table-cell>
          <table:table-cell table:formula="of:=[.$C$3]*[.B19]+[.$D$3]*[.C19]+[.$E$3]*[.D19]+[.$G$3]*SUM([.$B$9:.B19])*[.$C$6]+[.$H$3]*SUM([.$C$9:.C19])*[.$C$6]+[.$I$3]*SUM([.$D$9:.D19])*[.$C$6]+[.$K$3]*([.B19]-[.B18])/[.$C$6]+[.$L$3]*([.C19]-[.C18])/[.$C$6]+[.$M$3]*([.D19]-[.D18])/[.$C$6]" office:value-type="float" office:value="1.6882">
            <text:p>1.69</text:p>
          </table:table-cell>
          <table:table-cell table:formula="of:=[.$C$4]*[.B19]+[.$D$4]*[.C19]+[.$E$4]*[.D19]+[.$G$4]*SUM([.$B$9:.B19])*[.$C$6]+[.$H$4]*SUM([.$C$9:.C19])*[.$C$6]+[.$I$4]*SUM([.$D$9:.D19])*[.$C$6]+[.$K$4]*([.B19]-[.B18])/[.$C$6]+[.$L$4]*([.C19]-[.C18])/[.$C$6]+[.$M$4]*([.D19]-[.D18])/[.$C$6]" office:value-type="float" office:value="0.89578">
            <text:p>0.9</text:p>
          </table:table-cell>
          <table:table-cell table:formula="of:=[.$C$5]*[.B19]+[.$D$5]*[.C19]+[.$E$5]*[.D19]+[.$G$5]*SUM([.$B$9:.B19])*[.$C$6]+[.$H$5]*SUM([.$C$9:.C19])*[.$C$6]+[.$I$5]*SUM([.$D$9:.D19])*[.$C$6]+[.$K$5]*([.B19]-[.B18])/[.$C$6]+[.$L$5]*([.C19]-[.C18])/[.$C$6]+[.$M$5]*([.D19]-[.D18])/[.$C$6]" office:value-type="float" office:value="4.0946">
            <text:p>4.09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31">
            <text:p>-0.31</text:p>
          </table:table-cell>
          <table:table-cell office:value-type="float" office:value="-0.04">
            <text:p>-0.04</text:p>
          </table:table-cell>
          <table:table-cell office:value-type="float" office:value="0.6">
            <text:p>0.6</text:p>
          </table:table-cell>
          <table:table-cell table:formula="of:=[.$C$3]*[.B20]+[.$D$3]*[.C20]+[.$E$3]*[.D20]+[.$G$3]*SUM([.$B$9:.B20])*[.$C$6]+[.$H$3]*SUM([.$C$9:.C20])*[.$C$6]+[.$I$3]*SUM([.$D$9:.D20])*[.$C$6]+[.$K$3]*([.B20]-[.B19])/[.$C$6]+[.$L$3]*([.C20]-[.C19])/[.$C$6]+[.$M$3]*([.D20]-[.D19])/[.$C$6]" office:value-type="float" office:value="0.00200000000000034">
            <text:p>0</text:p>
          </table:table-cell>
          <table:table-cell table:formula="of:=[.$C$4]*[.B20]+[.$D$4]*[.C20]+[.$E$4]*[.D20]+[.$G$4]*SUM([.$B$9:.B20])*[.$C$6]+[.$H$4]*SUM([.$C$9:.C20])*[.$C$6]+[.$I$4]*SUM([.$D$9:.D20])*[.$C$6]+[.$K$4]*([.B20]-[.B19])/[.$C$6]+[.$L$4]*([.C20]-[.C19])/[.$C$6]+[.$M$4]*([.D20]-[.D19])/[.$C$6]" office:value-type="float" office:value="0.52894">
            <text:p>0.53</text:p>
          </table:table-cell>
          <table:table-cell table:formula="of:=[.$C$5]*[.B20]+[.$D$5]*[.C20]+[.$E$5]*[.D20]+[.$G$5]*SUM([.$B$9:.B20])*[.$C$6]+[.$H$5]*SUM([.$C$9:.C20])*[.$C$6]+[.$I$5]*SUM([.$D$9:.D20])*[.$C$6]+[.$K$5]*([.B20]-[.B19])/[.$C$6]+[.$L$5]*([.C20]-[.C19])/[.$C$6]+[.$M$5]*([.D20]-[.D19])/[.$C$6]" office:value-type="float" office:value="0.997000000000001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-0.09">
            <text:p>-0.09</text:p>
          </table:table-cell>
          <table:table-cell office:value-type="float" office:value="0.35">
            <text:p>0.35</text:p>
          </table:table-cell>
          <table:table-cell table:formula="of:=[.$C$3]*[.B21]+[.$D$3]*[.C21]+[.$E$3]*[.D21]+[.$G$3]*SUM([.$B$9:.B21])*[.$C$6]+[.$H$3]*SUM([.$C$9:.C21])*[.$C$6]+[.$I$3]*SUM([.$D$9:.D21])*[.$C$6]+[.$K$3]*([.B21]-[.B20])/[.$C$6]+[.$L$3]*([.C21]-[.C20])/[.$C$6]+[.$M$3]*([.D21]-[.D20])/[.$C$6]" office:value-type="float" office:value="0.9039">
            <text:p>0.9</text:p>
          </table:table-cell>
          <table:table-cell table:formula="of:=[.$C$4]*[.B21]+[.$D$4]*[.C21]+[.$E$4]*[.D21]+[.$G$4]*SUM([.$B$9:.B21])*[.$C$6]+[.$H$4]*SUM([.$C$9:.C21])*[.$C$6]+[.$I$4]*SUM([.$D$9:.D21])*[.$C$6]+[.$K$4]*([.B21]-[.B20])/[.$C$6]+[.$L$4]*([.C21]-[.C20])/[.$C$6]+[.$M$4]*([.D21]-[.D20])/[.$C$6]" office:value-type="float" office:value="1.1089">
            <text:p>1.11</text:p>
          </table:table-cell>
          <table:table-cell table:formula="of:=[.$C$5]*[.B21]+[.$D$5]*[.C21]+[.$E$5]*[.D21]+[.$G$5]*SUM([.$B$9:.B21])*[.$C$6]+[.$H$5]*SUM([.$C$9:.C21])*[.$C$6]+[.$I$5]*SUM([.$D$9:.D21])*[.$C$6]+[.$K$5]*([.B21]-[.B20])/[.$C$6]+[.$L$5]*([.C21]-[.C20])/[.$C$6]+[.$M$5]*([.D21]-[.D20])/[.$C$6]" office:value-type="float" office:value="1.9797">
            <text:p>1.98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69">
            <text:p>0.69</text:p>
          </table:table-cell>
          <table:table-cell office:value-type="float" office:value="-1">
            <text:p>-1</text:p>
          </table:table-cell>
          <table:table-cell office:value-type="float" office:value="-0.3">
            <text:p>-0.3</text:p>
          </table:table-cell>
          <table:table-cell table:formula="of:=[.$C$3]*[.B22]+[.$D$3]*[.C22]+[.$E$3]*[.D22]+[.$G$3]*SUM([.$B$9:.B22])*[.$C$6]+[.$H$3]*SUM([.$C$9:.C22])*[.$C$6]+[.$I$3]*SUM([.$D$9:.D22])*[.$C$6]+[.$K$3]*([.B22]-[.B21])/[.$C$6]+[.$L$3]*([.C22]-[.C21])/[.$C$6]+[.$M$3]*([.D22]-[.D21])/[.$C$6]" office:value-type="float" office:value="-0.8059">
            <text:p>-0.81</text:p>
          </table:table-cell>
          <table:table-cell table:formula="of:=[.$C$4]*[.B22]+[.$D$4]*[.C22]+[.$E$4]*[.D22]+[.$G$4]*SUM([.$B$9:.B22])*[.$C$6]+[.$H$4]*SUM([.$C$9:.C22])*[.$C$6]+[.$I$4]*SUM([.$D$9:.D22])*[.$C$6]+[.$K$4]*([.B22]-[.B21])/[.$C$6]+[.$L$4]*([.C22]-[.C21])/[.$C$6]+[.$M$4]*([.D22]-[.D21])/[.$C$6]" office:value-type="float" office:value="0.1091">
            <text:p>0.11</text:p>
          </table:table-cell>
          <table:table-cell table:formula="of:=[.$C$5]*[.B22]+[.$D$5]*[.C22]+[.$E$5]*[.D22]+[.$G$5]*SUM([.$B$9:.B22])*[.$C$6]+[.$H$5]*SUM([.$C$9:.C22])*[.$C$6]+[.$I$5]*SUM([.$D$9:.D22])*[.$C$6]+[.$K$5]*([.B22]-[.B21])/[.$C$6]+[.$L$5]*([.C22]-[.C21])/[.$C$6]+[.$M$5]*([.D22]-[.D21])/[.$C$6]" office:value-type="float" office:value="-0.8877">
            <text:p>-0.89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32">
            <text:p>-0.32</text:p>
          </table:table-cell>
          <table:table-cell office:value-type="float" office:value="-0.02">
            <text:p>-0.02</text:p>
          </table:table-cell>
          <table:table-cell office:value-type="float" office:value="-0.05">
            <text:p>-0.05</text:p>
          </table:table-cell>
          <table:table-cell table:formula="of:=[.$C$3]*[.B23]+[.$D$3]*[.C23]+[.$E$3]*[.D23]+[.$G$3]*SUM([.$B$9:.B23])*[.$C$6]+[.$H$3]*SUM([.$C$9:.C23])*[.$C$6]+[.$I$3]*SUM([.$D$9:.D23])*[.$C$6]+[.$K$3]*([.B23]-[.B22])/[.$C$6]+[.$L$3]*([.C23]-[.C22])/[.$C$6]+[.$M$3]*([.D23]-[.D22])/[.$C$6]" office:value-type="float" office:value="-1.1352">
            <text:p>-1.14</text:p>
          </table:table-cell>
          <table:table-cell table:formula="of:=[.$C$4]*[.B23]+[.$D$4]*[.C23]+[.$E$4]*[.D23]+[.$G$4]*SUM([.$B$9:.B23])*[.$C$6]+[.$H$4]*SUM([.$C$9:.C23])*[.$C$6]+[.$I$4]*SUM([.$D$9:.D23])*[.$C$6]+[.$K$4]*([.B23]-[.B22])/[.$C$6]+[.$L$4]*([.C23]-[.C22])/[.$C$6]+[.$M$4]*([.D23]-[.D22])/[.$C$6]" office:value-type="float" office:value="0.14548">
            <text:p>0.15</text:p>
          </table:table-cell>
          <table:table-cell table:formula="of:=[.$C$5]*[.B23]+[.$D$5]*[.C23]+[.$E$5]*[.D23]+[.$G$5]*SUM([.$B$9:.B23])*[.$C$6]+[.$H$5]*SUM([.$C$9:.C23])*[.$C$6]+[.$I$5]*SUM([.$D$9:.D23])*[.$C$6]+[.$K$5]*([.B23]-[.B22])/[.$C$6]+[.$L$5]*([.C23]-[.C22])/[.$C$6]+[.$M$5]*([.D23]-[.D22])/[.$C$6]" office:value-type="float" office:value="-1.4256">
            <text:p>-1.43</text:p>
          </table:table-cell>
          <table:table-cell table:number-columns-repeated="6"/>
        </table:table-row>
        <table:table-row table:style-name="ro2">
          <table:table-cell/>
          <table:table-cell office:value-type="float" office:value="0.36">
            <text:p>0.36</text:p>
          </table:table-cell>
          <table:table-cell office:value-type="float" office:value="0.4">
            <text:p>0.4</text:p>
          </table:table-cell>
          <table:table-cell office:value-type="float" office:value="-0.45">
            <text:p>-0.45</text:p>
          </table:table-cell>
          <table:table-cell table:formula="of:=[.$C$3]*[.B24]+[.$D$3]*[.C24]+[.$E$3]*[.D24]+[.$G$3]*SUM([.$B$9:.B24])*[.$C$6]+[.$H$3]*SUM([.$C$9:.C24])*[.$C$6]+[.$I$3]*SUM([.$D$9:.D24])*[.$C$6]+[.$K$3]*([.B24]-[.B23])/[.$C$6]+[.$L$3]*([.C24]-[.C23])/[.$C$6]+[.$M$3]*([.D24]-[.D23])/[.$C$6]" office:value-type="float" office:value="2.0346">
            <text:p>2.03</text:p>
          </table:table-cell>
          <table:table-cell table:formula="of:=[.$C$4]*[.B24]+[.$D$4]*[.C24]+[.$E$4]*[.D24]+[.$G$4]*SUM([.$B$9:.B24])*[.$C$6]+[.$H$4]*SUM([.$C$9:.C24])*[.$C$6]+[.$I$4]*SUM([.$D$9:.D24])*[.$C$6]+[.$K$4]*([.B24]-[.B23])/[.$C$6]+[.$L$4]*([.C24]-[.C23])/[.$C$6]+[.$M$4]*([.D24]-[.D23])/[.$C$6]" office:value-type="float" office:value="1.87668">
            <text:p>1.88</text:p>
          </table:table-cell>
          <table:table-cell table:formula="of:=[.$C$5]*[.B24]+[.$D$5]*[.C24]+[.$E$5]*[.D24]+[.$G$5]*SUM([.$B$9:.B24])*[.$C$6]+[.$H$5]*SUM([.$C$9:.C24])*[.$C$6]+[.$I$5]*SUM([.$D$9:.D24])*[.$C$6]+[.$K$5]*([.B24]-[.B23])/[.$C$6]+[.$L$5]*([.C24]-[.C23])/[.$C$6]+[.$M$5]*([.D24]-[.D23])/[.$C$6]" office:value-type="float" office:value="0.621799999999999">
            <text:p>0.6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7/06/2010</text:date>, <text:time>10:5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6T18:30:42</meta:creation-date>
    <dc:date>2010-06-07T10:53:28</dc:date>
    <meta:editing-duration>PT04H34M05S</meta:editing-duration>
    <meta:editing-cycles>14</meta:editing-cycles>
    <meta:generator>OpenOffice.org/3.2$Unix OpenOffice.org_project/320m12$Build-9483</meta:generator>
    <meta:document-statistic meta:table-count="6" meta:cell-count="590" meta:object-count="0"/>
  </office:meta>
</office:document-meta>
</file>